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64-FLOAT32" table:style-name="ta1">
        <table:shapes>
          <draw:frame draw:z-index="0" draw:style-name="gr1" draw:text-style-name="P1" svg:width="24cm" svg:height="16cm" svg:x="18.188cm" svg:y="1.445cm">
            <draw:object draw:notify-on-update-of-ranges="'x64-FLOAT32'.A4:'x64-FLOAT32'.A18 'x64-FLOAT32'.B3:'x64-FLOAT32'.B3 'x64-FLOAT32'.B4:'x64-FLOAT32'.B18 'x64-FLOAT32'.C3:'x64-FLOAT32'.C3 'x64-FLOAT32'.C4:'x64-FLOAT32'.C18 'x64-FLOAT32'.D3:'x64-FLOAT32'.D3 'x64-FLOAT32'.D4:'x64-FLOAT32'.D18 'x64-FLOAT32'.E3:'x64-FLOAT32'.E3 'x64-FLOAT32'.E4:'x64-FLOAT32'.E18 'x64-FLOAT32'.F3:'x64-FLOAT32'.F3 'x64-FLOAT32'.F4:'x64-FLOAT32'.F18 'x64-FLOAT32'.G3:'x64-FLOAT32'.G3 'x64-FLOAT32'.G4:'x64-FLOAT32'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52" calcext:value-type="float">
            <text:p>9,325752</text:p>
          </table:table-cell>
          <table:table-cell office:value-type="float" office:value="13.016657" calcext:value-type="float">
            <text:p>13,016657</text:p>
          </table:table-cell>
          <table:table-cell office:value-type="float" office:value="16.948059" calcext:value-type="float">
            <text:p>16,948059</text:p>
          </table:table-cell>
          <table:table-cell office:value-type="float" office:value="20.549601" calcext:value-type="float">
            <text:p>20,54960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386" calcext:value-type="float">
            <text:p>8,706386</text:p>
          </table:table-cell>
          <table:table-cell office:value-type="float" office:value="13.061891" calcext:value-type="float">
            <text:p>13,061891</text:p>
          </table:table-cell>
          <table:table-cell office:value-type="float" office:value="17.703152" calcext:value-type="float">
            <text:p>17,703152</text:p>
          </table:table-cell>
          <table:table-cell office:value-type="float" office:value="21.698343" calcext:value-type="float">
            <text:p>21,698343</text:p>
          </table:table-cell>
          <table:table-cell office:value-type="float" office:value="22.981331" calcext:value-type="float">
            <text:p>22,98133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2" calcext:value-type="float">
            <text:p>6,713262</text:p>
          </table:table-cell>
          <table:table-cell office:value-type="float" office:value="11.649063" calcext:value-type="float">
            <text:p>11,649063</text:p>
          </table:table-cell>
          <table:table-cell office:value-type="float" office:value="16.995541" calcext:value-type="float">
            <text:p>16,995541</text:p>
          </table:table-cell>
          <table:table-cell office:value-type="float" office:value="22.255781" calcext:value-type="float">
            <text:p>22,255781</text:p>
          </table:table-cell>
          <table:table-cell office:value-type="float" office:value="23.310263" calcext:value-type="float">
            <text:p>23,310263</text:p>
          </table:table-cell>
          <table:table-cell office:value-type="float" office:value="23.518787" calcext:value-type="float">
            <text:p>23,51878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78" calcext:value-type="float">
            <text:p>8,701078</text:p>
          </table:table-cell>
          <table:table-cell office:value-type="float" office:value="14.634576" calcext:value-type="float">
            <text:p>14,634576</text:p>
          </table:table-cell>
          <table:table-cell office:value-type="float" office:value="20.822556" calcext:value-type="float">
            <text:p>20,822556</text:p>
          </table:table-cell>
          <table:table-cell office:value-type="float" office:value="23.808128" calcext:value-type="float">
            <text:p>23,808128</text:p>
          </table:table-cell>
          <table:table-cell office:value-type="float" office:value="23.795563" calcext:value-type="float">
            <text:p>23,795563</text:p>
          </table:table-cell>
          <table:table-cell office:value-type="float" office:value="23.771023" calcext:value-type="float">
            <text:p>23,77102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7932" calcext:value-type="float">
            <text:p>10,697932</text:p>
          </table:table-cell>
          <table:table-cell office:value-type="float" office:value="17.629179" calcext:value-type="float">
            <text:p>17,629179</text:p>
          </table:table-cell>
          <table:table-cell office:value-type="float" office:value="23.4021" calcext:value-type="float">
            <text:p>23,4021</text:p>
          </table:table-cell>
          <table:table-cell office:value-type="float" office:value="23.894787" calcext:value-type="float">
            <text:p>23,894787</text:p>
          </table:table-cell>
          <table:table-cell table:number-columns-repeated="2" office:value-type="float" office:value="23.911419" calcext:value-type="float">
            <text:p>23,91141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04" calcext:value-type="float">
            <text:p>12,69704</text:p>
          </table:table-cell>
          <table:table-cell office:value-type="float" office:value="20.60561" calcext:value-type="float">
            <text:p>20,60561</text:p>
          </table:table-cell>
          <table:table-cell office:value-type="float" office:value="23.927797" calcext:value-type="float">
            <text:p>23,927797</text:p>
          </table:table-cell>
          <table:table-cell office:value-type="float" office:value="23.963659" calcext:value-type="float">
            <text:p>23,963659</text:p>
          </table:table-cell>
          <table:table-cell table:number-columns-repeated="2" office:value-type="float" office:value="23.962669" calcext:value-type="float">
            <text:p>23,96266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6109" calcext:value-type="float">
            <text:p>14,696109</text:p>
          </table:table-cell>
          <table:table-cell office:value-type="float" office:value="22.96125" calcext:value-type="float">
            <text:p>22,96125</text:p>
          </table:table-cell>
          <table:table-cell office:value-type="float" office:value="23.986521" calcext:value-type="float">
            <text:p>23,986521</text:p>
          </table:table-cell>
          <table:table-cell office:value-type="float" office:value="23.985563" calcext:value-type="float">
            <text:p>23,985563</text:p>
          </table:table-cell>
          <table:table-cell table:number-columns-repeated="2" office:value-type="float" office:value="23.985405" calcext:value-type="float">
            <text:p>23,98540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89714" calcext:value-type="float">
            <text:p>16,689714</text:p>
          </table:table-cell>
          <table:table-cell office:value-type="float" office:value="23.814886" calcext:value-type="float">
            <text:p>23,814886</text:p>
          </table:table-cell>
          <table:table-cell office:value-type="float" office:value="23.98761" calcext:value-type="float">
            <text:p>23,98761</text:p>
          </table:table-cell>
          <table:table-cell table:number-columns-repeated="3" office:value-type="float" office:value="23.990932" calcext:value-type="float">
            <text:p>23,99093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61798" calcext:value-type="float">
            <text:p>18,661798</text:p>
          </table:table-cell>
          <table:table-cell office:value-type="float" office:value="23.980982" calcext:value-type="float">
            <text:p>23,980982</text:p>
          </table:table-cell>
          <table:table-cell office:value-type="float" office:value="23.999765" calcext:value-type="float">
            <text:p>23,999765</text:p>
          </table:table-cell>
          <table:table-cell table:number-columns-repeated="3" office:value-type="float" office:value="23.99757" calcext:value-type="float">
            <text:p>23,9975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561941" calcext:value-type="float">
            <text:p>20,561941</text:p>
          </table:table-cell>
          <table:table-cell office:value-type="float" office:value="23.990141" calcext:value-type="float">
            <text:p>23,990141</text:p>
          </table:table-cell>
          <table:table-cell table:number-columns-repeated="4" office:value-type="float" office:value="23.99684" calcext:value-type="float">
            <text:p>23,9968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210579" calcext:value-type="float">
            <text:p>22,210579</text:p>
          </table:table-cell>
          <table:table-cell office:value-type="float" office:value="23.997927" calcext:value-type="float">
            <text:p>23,997927</text:p>
          </table:table-cell>
          <table:table-cell table:number-columns-repeated="4" office:value-type="float" office:value="23.998455" calcext:value-type="float">
            <text:p>23,99845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3.206329" calcext:value-type="float">
            <text:p>23,206329</text:p>
          </table:table-cell>
          <table:table-cell office:value-type="float" office:value="23.99898" calcext:value-type="float">
            <text:p>23,99898</text:p>
          </table:table-cell>
          <table:table-cell table:number-columns-repeated="4" office:value-type="float" office:value="23.999357" calcext:value-type="float">
            <text:p>23,99935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3.79553" calcext:value-type="float">
            <text:p>23,79553</text:p>
          </table:table-cell>
          <table:table-cell office:value-type="float" office:value="23.999849" calcext:value-type="float">
            <text:p>23,999849</text:p>
          </table:table-cell>
          <table:table-cell table:number-columns-repeated="4" office:value-type="float" office:value="23.999763" calcext:value-type="float">
            <text:p>23,99976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3.947027" calcext:value-type="float">
            <text:p>23,947027</text:p>
          </table:table-cell>
          <table:table-cell table:number-columns-repeated="5" office:value-type="float" office:value="23.999956" calcext:value-type="float">
            <text:p>23,99995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3.986967" calcext:value-type="float">
            <text:p>23,986967</text:p>
          </table:table-cell>
          <table:table-cell table:number-columns-repeated="5" office:value-type="float" office:value="24.000048" calcext:value-type="float">
            <text:p>24,000048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x64-FLOAT64" table:style-name="ta1">
        <table:shapes>
          <draw:frame draw:z-index="0" draw:style-name="gr1" draw:text-style-name="P1" svg:width="24cm" svg:height="16cm" svg:x="18.188cm" svg:y="1.445cm">
            <draw:object draw:notify-on-update-of-ranges="'x64-FLOAT64'.A4:'x64-FLOAT64'.A18 'x64-FLOAT64'.B3:'x64-FLOAT64'.B3 'x64-FLOAT64'.B4:'x64-FLOAT64'.B18 'x64-FLOAT64'.C3:'x64-FLOAT64'.C3 'x64-FLOAT64'.C4:'x64-FLOAT64'.C18 'x64-FLOAT64'.D3:'x64-FLOAT64'.D3 'x64-FLOAT64'.D4:'x64-FLOAT64'.D18 'x64-FLOAT64'.E3:'x64-FLOAT64'.E3 'x64-FLOAT64'.E4:'x64-FLOAT64'.E18 'x64-FLOAT64'.F3:'x64-FLOAT64'.F3 'x64-FLOAT64'.F4:'x64-FLOAT64'.F18 'x64-FLOAT64'.G3:'x64-FLOAT64'.G3 'x64-FLOAT64'.G4:'x64-FLOAT64'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7" calcext:value-type="float">
            <text:p>34,58847</text:p>
          </table:table-cell>
          <table:table-cell office:value-type="float" office:value="41.744293" calcext:value-type="float">
            <text:p>41,74429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395" calcext:value-type="float">
            <text:p>40,58395</text:p>
          </table:table-cell>
          <table:table-cell office:value-type="float" office:value="48.727825" calcext:value-type="float">
            <text:p>48,72782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57655" calcext:value-type="float">
            <text:p>46,557655</text:p>
          </table:table-cell>
          <table:table-cell office:value-type="float" office:value="52.762791" calcext:value-type="float">
            <text:p>52,76279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6" calcext:value-type="float">
            <text:p>42,64946</text:p>
          </table:table-cell>
          <table:table-cell office:value-type="float" office:value="51.432518" calcext:value-type="float">
            <text:p>51,432518</text:p>
          </table:table-cell>
          <table:table-cell office:value-type="float" office:value="52.971405" calcext:value-type="float">
            <text:p>52,97140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89" calcext:value-type="float">
            <text:p>36,978989</text:p>
          </table:table-cell>
          <table:table-cell office:value-type="float" office:value="47.647797" calcext:value-type="float">
            <text:p>47,647797</text:p>
          </table:table-cell>
          <table:table-cell office:value-type="float" office:value="52.966576" calcext:value-type="float">
            <text:p>52,966576</text:p>
          </table:table-cell>
          <table:table-cell office:value-type="float" office:value="52.980408" calcext:value-type="float">
            <text:p>52,980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722" calcext:value-type="float">
            <text:p>40,978722</text:p>
          </table:table-cell>
          <table:table-cell office:value-type="float" office:value="51.933239" calcext:value-type="float">
            <text:p>51,933239</text:p>
          </table:table-cell>
          <table:table-cell office:value-type="float" office:value="52.996483" calcext:value-type="float">
            <text:p>52,996483</text:p>
          </table:table-cell>
          <table:table-cell office:value-type="float" office:value="52.995079" calcext:value-type="float">
            <text:p>52,99507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3656" calcext:value-type="float">
            <text:p>44,973656</text:p>
          </table:table-cell>
          <table:table-cell office:value-type="float" office:value="52.950832" calcext:value-type="float">
            <text:p>52,950832</text:p>
          </table:table-cell>
          <table:table-cell office:value-type="float" office:value="52.993675" calcext:value-type="float">
            <text:p>52,993675</text:p>
          </table:table-cell>
          <table:table-cell office:value-type="float" office:value="52.995781" calcext:value-type="float">
            <text:p>52,9957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892948" calcext:value-type="float">
            <text:p>48,892948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2.999294" calcext:value-type="float">
            <text:p>52,999294</text:p>
          </table:table-cell>
          <table:table-cell office:value-type="float" office:value="52.998592" calcext:value-type="float">
            <text:p>52,99859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1.992622" calcext:value-type="float">
            <text:p>51,992622</text:p>
          </table:table-cell>
          <table:table-cell office:value-type="float" office:value="52.997887" calcext:value-type="float">
            <text:p>52,997887</text:p>
          </table:table-cell>
          <table:table-cell table:number-columns-repeated="2" office:value-type="float" office:value="52.995079" calcext:value-type="float">
            <text:p>52,99507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4" calcext:value-type="float">
            <text:p>41,630474</text:p>
          </table:table-cell>
          <table:table-cell office:value-type="float" office:value="52.912537" calcext:value-type="float">
            <text:p>52,912537</text:p>
          </table:table-cell>
          <table:table-cell office:value-type="float" office:value="52.993675" calcext:value-type="float">
            <text:p>52,993675</text:p>
          </table:table-cell>
          <table:table-cell table:number-columns-repeated="2" office:value-type="float" office:value="52.994377" calcext:value-type="float">
            <text:p>52,99437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47" calcext:value-type="float">
            <text:p>44,630447</text:p>
          </table:table-cell>
          <table:table-cell office:value-type="float" office:value="52.992973" calcext:value-type="float">
            <text:p>52,992973</text:p>
          </table:table-cell>
          <table:table-cell office:value-type="float" office:value="52.997185" calcext:value-type="float">
            <text:p>52,997185</text:p>
          </table:table-cell>
          <table:table-cell office:value-type="float" office:value="52.995079" calcext:value-type="float">
            <text:p>52,995079</text:p>
          </table:table-cell>
          <table:table-cell office:value-type="float" office:value="52.995781" calcext:value-type="float">
            <text:p>52,9957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2904" calcext:value-type="float">
            <text:p>47,62904</text:p>
          </table:table-cell>
          <table:table-cell office:value-type="float" office:value="52.997185" calcext:value-type="float">
            <text:p>52,997185</text:p>
          </table:table-cell>
          <table:table-cell table:number-columns-repeated="2" office:value-type="float" office:value="52.995781" calcext:value-type="float">
            <text:p>52,995781</text:p>
          </table:table-cell>
          <table:table-cell office:value-type="float" office:value="52.995079" calcext:value-type="float">
            <text:p>52,995079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x64-FLOAT80" table:style-name="ta1">
        <table:shapes>
          <draw:frame draw:z-index="0" draw:style-name="gr1" draw:text-style-name="P1" svg:width="24cm" svg:height="16cm" svg:x="18.188cm" svg:y="1.445cm">
            <draw:object draw:notify-on-update-of-ranges="'x64-FLOAT80'.A4:'x64-FLOAT80'.A18 'x64-FLOAT80'.B3:'x64-FLOAT80'.B3 'x64-FLOAT80'.B4:'x64-FLOAT80'.B18 'x64-FLOAT80'.C3:'x64-FLOAT80'.C3 'x64-FLOAT80'.C4:'x64-FLOAT80'.C18 'x64-FLOAT80'.D3:'x64-FLOAT80'.D3 'x64-FLOAT80'.D4:'x64-FLOAT80'.D18 'x64-FLOAT80'.E3:'x64-FLOAT80'.E3 'x64-FLOAT80'.E4:'x64-FLOAT80'.E18 'x64-FLOAT80'.F3:'x64-FLOAT80'.F3 'x64-FLOAT80'.F4:'x64-FLOAT80'.F18 'x64-FLOAT80'.G3:'x64-FLOAT80'.G3 'x64-FLOAT80'.G4:'x64-FLOAT80'.G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22" calcext:value-type="float">
            <text:p>34,76182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67" calcext:value-type="float">
            <text:p>34,588467</text:p>
          </table:table-cell>
          <table:table-cell office:value-type="float" office:value="41.744408" calcext:value-type="float">
            <text:p>41,74440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7" calcext:value-type="float">
            <text:p>32,650757</text:p>
          </table:table-cell>
          <table:table-cell office:value-type="float" office:value="40.584179" calcext:value-type="float">
            <text:p>40,584179</text:p>
          </table:table-cell>
          <table:table-cell office:value-type="float" office:value="48.736801" calcext:value-type="float">
            <text:p>48,73680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746" calcext:value-type="float">
            <text:p>37,649746</text:p>
          </table:table-cell>
          <table:table-cell office:value-type="float" office:value="46.573734" calcext:value-type="float">
            <text:p>46,573734</text:p>
          </table:table-cell>
          <table:table-cell office:value-type="float" office:value="53.608757" calcext:value-type="float">
            <text:p>53,60875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9487" calcext:value-type="float">
            <text:p>42,649487</text:p>
          </table:table-cell>
          <table:table-cell office:value-type="float" office:value="51.999649" calcext:value-type="float">
            <text:p>51,999649</text:p>
          </table:table-cell>
          <table:table-cell office:value-type="float" office:value="54.002819" calcext:value-type="float">
            <text:p>54,00281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96" calcext:value-type="float">
            <text:p>36,978996</text:p>
          </table:table-cell>
          <table:table-cell office:value-type="float" office:value="47.64904" calcext:value-type="float">
            <text:p>47,64904</text:p>
          </table:table-cell>
          <table:table-cell office:value-type="float" office:value="53.942009" calcext:value-type="float">
            <text:p>53,942009</text:p>
          </table:table-cell>
          <table:table-cell office:value-type="float" office:value="53.997185" calcext:value-type="float">
            <text:p>53,99718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893" calcext:value-type="float">
            <text:p>40,978893</text:p>
          </table:table-cell>
          <table:table-cell office:value-type="float" office:value="52.324924" calcext:value-type="float">
            <text:p>52,324924</text:p>
          </table:table-cell>
          <table:table-cell table:number-columns-repeated="2" office:value-type="float" office:value="53.998592" calcext:value-type="float">
            <text:p>53,99859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76425" calcext:value-type="float">
            <text:p>44,976425</text:p>
          </table:table-cell>
          <table:table-cell office:value-type="float" office:value="53.905922" calcext:value-type="float">
            <text:p>53,905922</text:p>
          </table:table-cell>
          <table:table-cell table:number-columns-repeated="2" office:value-type="float" office:value="53.995781" calcext:value-type="float">
            <text:p>53,9957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74" calcext:value-type="float">
            <text:p>35,630474</text:p>
          </table:table-cell>
          <table:table-cell office:value-type="float" office:value="48.935299" calcext:value-type="float">
            <text:p>48,935299</text:p>
          </table:table-cell>
          <table:table-cell office:value-type="float" office:value="53.995781" calcext:value-type="float">
            <text:p>53,995781</text:p>
          </table:table-cell>
          <table:table-cell office:value-type="float" office:value="53.998592" calcext:value-type="float">
            <text:p>53,998592</text:p>
          </table:table-cell>
          <table:table-cell office:value-type="float" office:value="53.995781" calcext:value-type="float">
            <text:p>53,9957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474" calcext:value-type="float">
            <text:p>38,630474</text:p>
          </table:table-cell>
          <table:table-cell office:value-type="float" office:value="52.404278" calcext:value-type="float">
            <text:p>52,404278</text:p>
          </table:table-cell>
          <table:table-cell office:value-type="float" office:value="53.994377" calcext:value-type="float">
            <text:p>53,994377</text:p>
          </table:table-cell>
          <table:table-cell table:number-columns-repeated="2" office:value-type="float" office:value="53.99017" calcext:value-type="float">
            <text:p>53,9901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30474" calcext:value-type="float">
            <text:p>41,630474</text:p>
          </table:table-cell>
          <table:table-cell office:value-type="float" office:value="53.826324" calcext:value-type="float">
            <text:p>53,826324</text:p>
          </table:table-cell>
          <table:table-cell office:value-type="float" office:value="53.985981" calcext:value-type="float">
            <text:p>53,985981</text:p>
          </table:table-cell>
          <table:table-cell office:value-type="float" office:value="53.987377" calcext:value-type="float">
            <text:p>53,987377</text:p>
          </table:table-cell>
          <table:table-cell office:value-type="float" office:value="53.985981" calcext:value-type="float">
            <text:p>53,9859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30459" calcext:value-type="float">
            <text:p>44,630459</text:p>
          </table:table-cell>
          <table:table-cell office:value-type="float" office:value="53.983192" calcext:value-type="float">
            <text:p>53,983192</text:p>
          </table:table-cell>
          <table:table-cell office:value-type="float" office:value="53.99157" calcext:value-type="float">
            <text:p>53,99157</text:p>
          </table:table-cell>
          <table:table-cell office:value-type="float" office:value="53.988773" calcext:value-type="float">
            <text:p>53,988773</text:p>
          </table:table-cell>
          <table:table-cell office:value-type="float" office:value="53.987377" calcext:value-type="float">
            <text:p>53,98737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630039" calcext:value-type="float">
            <text:p>47,630039</text:p>
          </table:table-cell>
          <table:table-cell office:value-type="float" office:value="53.99157" calcext:value-type="float">
            <text:p>53,99157</text:p>
          </table:table-cell>
          <table:table-cell office:value-type="float" office:value="53.987377" calcext:value-type="float">
            <text:p>53,987377</text:p>
          </table:table-cell>
          <table:table-cell office:value-type="float" office:value="53.99017" calcext:value-type="float">
            <text:p>53,99017</text:p>
          </table:table-cell>
          <table:table-cell office:value-type="float" office:value="53.985981" calcext:value-type="float">
            <text:p>53,985981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rmhf-FLOAT32" table:style-name="ta1">
        <table:shapes>
          <draw:frame draw:z-index="0" draw:style-name="gr1" draw:text-style-name="P1" svg:width="24cm" svg:height="16cm" svg:x="18.188cm" svg:y="1.445cm">
            <draw:object draw:notify-on-update-of-ranges="'armhf-FLOAT32'.A4:'armhf-FLOAT32'.A18 'armhf-FLOAT32'.B3:'armhf-FLOAT32'.B3 'armhf-FLOAT32'.B4:'armhf-FLOAT32'.B18 'armhf-FLOAT32'.C3:'armhf-FLOAT32'.C3 'armhf-FLOAT32'.C4:'armhf-FLOAT32'.C18 'armhf-FLOAT32'.D3:'armhf-FLOAT32'.D3 'armhf-FLOAT32'.D4:'armhf-FLOAT32'.D18 'armhf-FLOAT32'.E3:'armhf-FLOAT32'.E3 'armhf-FLOAT32'.E4:'armhf-FLOAT32'.E18 'armhf-FLOAT32'.F3:'armhf-FLOAT32'.F3 'armhf-FLOAT32'.F4:'armhf-FLOAT32'.F18 'armhf-FLOAT32'.G3:'armhf-FLOAT32'.G3 'armhf-FLOAT32'.G4:'armhf-FLOAT32'.G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52" calcext:value-type="float">
            <text:p>9,325752</text:p>
          </table:table-cell>
          <table:table-cell office:value-type="float" office:value="13.016657" calcext:value-type="float">
            <text:p>13,016657</text:p>
          </table:table-cell>
          <table:table-cell office:value-type="float" office:value="16.948059" calcext:value-type="float">
            <text:p>16,948059</text:p>
          </table:table-cell>
          <table:table-cell office:value-type="float" office:value="20.549601" calcext:value-type="float">
            <text:p>20,54960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386" calcext:value-type="float">
            <text:p>8,706386</text:p>
          </table:table-cell>
          <table:table-cell office:value-type="float" office:value="13.061891" calcext:value-type="float">
            <text:p>13,061891</text:p>
          </table:table-cell>
          <table:table-cell office:value-type="float" office:value="17.703152" calcext:value-type="float">
            <text:p>17,703152</text:p>
          </table:table-cell>
          <table:table-cell office:value-type="float" office:value="21.698343" calcext:value-type="float">
            <text:p>21,698343</text:p>
          </table:table-cell>
          <table:table-cell office:value-type="float" office:value="22.981331" calcext:value-type="float">
            <text:p>22,98133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2" calcext:value-type="float">
            <text:p>6,713262</text:p>
          </table:table-cell>
          <table:table-cell office:value-type="float" office:value="11.649063" calcext:value-type="float">
            <text:p>11,649063</text:p>
          </table:table-cell>
          <table:table-cell office:value-type="float" office:value="16.995541" calcext:value-type="float">
            <text:p>16,995541</text:p>
          </table:table-cell>
          <table:table-cell office:value-type="float" office:value="22.255781" calcext:value-type="float">
            <text:p>22,255781</text:p>
          </table:table-cell>
          <table:table-cell office:value-type="float" office:value="23.310263" calcext:value-type="float">
            <text:p>23,310263</text:p>
          </table:table-cell>
          <table:table-cell office:value-type="float" office:value="23.518787" calcext:value-type="float">
            <text:p>23,51878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78" calcext:value-type="float">
            <text:p>8,701078</text:p>
          </table:table-cell>
          <table:table-cell office:value-type="float" office:value="14.634576" calcext:value-type="float">
            <text:p>14,634576</text:p>
          </table:table-cell>
          <table:table-cell office:value-type="float" office:value="20.822556" calcext:value-type="float">
            <text:p>20,822556</text:p>
          </table:table-cell>
          <table:table-cell office:value-type="float" office:value="23.808128" calcext:value-type="float">
            <text:p>23,808128</text:p>
          </table:table-cell>
          <table:table-cell office:value-type="float" office:value="23.795563" calcext:value-type="float">
            <text:p>23,795563</text:p>
          </table:table-cell>
          <table:table-cell office:value-type="float" office:value="23.771023" calcext:value-type="float">
            <text:p>23,77102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7932" calcext:value-type="float">
            <text:p>10,697932</text:p>
          </table:table-cell>
          <table:table-cell office:value-type="float" office:value="17.629179" calcext:value-type="float">
            <text:p>17,629179</text:p>
          </table:table-cell>
          <table:table-cell office:value-type="float" office:value="23.4021" calcext:value-type="float">
            <text:p>23,4021</text:p>
          </table:table-cell>
          <table:table-cell office:value-type="float" office:value="23.894787" calcext:value-type="float">
            <text:p>23,894787</text:p>
          </table:table-cell>
          <table:table-cell table:number-columns-repeated="2" office:value-type="float" office:value="23.911419" calcext:value-type="float">
            <text:p>23,91141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04" calcext:value-type="float">
            <text:p>12,69704</text:p>
          </table:table-cell>
          <table:table-cell office:value-type="float" office:value="20.60561" calcext:value-type="float">
            <text:p>20,60561</text:p>
          </table:table-cell>
          <table:table-cell office:value-type="float" office:value="23.927797" calcext:value-type="float">
            <text:p>23,927797</text:p>
          </table:table-cell>
          <table:table-cell office:value-type="float" office:value="23.963659" calcext:value-type="float">
            <text:p>23,963659</text:p>
          </table:table-cell>
          <table:table-cell table:number-columns-repeated="2" office:value-type="float" office:value="23.962669" calcext:value-type="float">
            <text:p>23,96266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6109" calcext:value-type="float">
            <text:p>14,696109</text:p>
          </table:table-cell>
          <table:table-cell office:value-type="float" office:value="22.96125" calcext:value-type="float">
            <text:p>22,96125</text:p>
          </table:table-cell>
          <table:table-cell office:value-type="float" office:value="23.986521" calcext:value-type="float">
            <text:p>23,986521</text:p>
          </table:table-cell>
          <table:table-cell office:value-type="float" office:value="23.985563" calcext:value-type="float">
            <text:p>23,985563</text:p>
          </table:table-cell>
          <table:table-cell table:number-columns-repeated="2" office:value-type="float" office:value="23.985405" calcext:value-type="float">
            <text:p>23,98540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89714" calcext:value-type="float">
            <text:p>16,689714</text:p>
          </table:table-cell>
          <table:table-cell office:value-type="float" office:value="23.814886" calcext:value-type="float">
            <text:p>23,814886</text:p>
          </table:table-cell>
          <table:table-cell office:value-type="float" office:value="23.98761" calcext:value-type="float">
            <text:p>23,98761</text:p>
          </table:table-cell>
          <table:table-cell table:number-columns-repeated="3" office:value-type="float" office:value="23.990932" calcext:value-type="float">
            <text:p>23,990932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61798" calcext:value-type="float">
            <text:p>18,661798</text:p>
          </table:table-cell>
          <table:table-cell office:value-type="float" office:value="23.980982" calcext:value-type="float">
            <text:p>23,980982</text:p>
          </table:table-cell>
          <table:table-cell office:value-type="float" office:value="23.999765" calcext:value-type="float">
            <text:p>23,999765</text:p>
          </table:table-cell>
          <table:table-cell table:number-columns-repeated="3" office:value-type="float" office:value="23.99757" calcext:value-type="float">
            <text:p>23,9975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561941" calcext:value-type="float">
            <text:p>20,561941</text:p>
          </table:table-cell>
          <table:table-cell office:value-type="float" office:value="23.990141" calcext:value-type="float">
            <text:p>23,990141</text:p>
          </table:table-cell>
          <table:table-cell table:number-columns-repeated="4" office:value-type="float" office:value="23.99684" calcext:value-type="float">
            <text:p>23,9968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210579" calcext:value-type="float">
            <text:p>22,210579</text:p>
          </table:table-cell>
          <table:table-cell office:value-type="float" office:value="23.997927" calcext:value-type="float">
            <text:p>23,997927</text:p>
          </table:table-cell>
          <table:table-cell table:number-columns-repeated="4" office:value-type="float" office:value="23.998455" calcext:value-type="float">
            <text:p>23,998455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3.206329" calcext:value-type="float">
            <text:p>23,206329</text:p>
          </table:table-cell>
          <table:table-cell office:value-type="float" office:value="23.99898" calcext:value-type="float">
            <text:p>23,99898</text:p>
          </table:table-cell>
          <table:table-cell table:number-columns-repeated="4" office:value-type="float" office:value="23.999357" calcext:value-type="float">
            <text:p>23,99935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3.79553" calcext:value-type="float">
            <text:p>23,79553</text:p>
          </table:table-cell>
          <table:table-cell office:value-type="float" office:value="23.999849" calcext:value-type="float">
            <text:p>23,999849</text:p>
          </table:table-cell>
          <table:table-cell table:number-columns-repeated="4" office:value-type="float" office:value="23.999763" calcext:value-type="float">
            <text:p>23,99976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3.947027" calcext:value-type="float">
            <text:p>23,947027</text:p>
          </table:table-cell>
          <table:table-cell table:number-columns-repeated="5" office:value-type="float" office:value="23.999956" calcext:value-type="float">
            <text:p>23,99995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23.986967" calcext:value-type="float">
            <text:p>23,986967</text:p>
          </table:table-cell>
          <table:table-cell table:number-columns-repeated="5" office:value-type="float" office:value="24.000048" calcext:value-type="float">
            <text:p>24,000048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rmhf-FLOAT64(80)" table:style-name="ta1">
        <table:shapes>
          <draw:frame draw:z-index="0" draw:style-name="gr1" draw:text-style-name="P1" svg:width="24cm" svg:height="16cm" svg:x="18.188cm" svg:y="1.445cm">
            <draw:object draw:notify-on-update-of-ranges="'armhf-FLOAT64(80)'.A4:'armhf-FLOAT64(80)'.A18 'armhf-FLOAT64(80)'.B3:'armhf-FLOAT64(80)'.B3 'armhf-FLOAT64(80)'.B4:'armhf-FLOAT64(80)'.B18 'armhf-FLOAT64(80)'.C3:'armhf-FLOAT64(80)'.C3 'armhf-FLOAT64(80)'.C4:'armhf-FLOAT64(80)'.C18 'armhf-FLOAT64(80)'.D3:'armhf-FLOAT64(80)'.D3 'armhf-FLOAT64(80)'.D4:'armhf-FLOAT64(80)'.D18 'armhf-FLOAT64(80)'.E3:'armhf-FLOAT64(80)'.E3 'armhf-FLOAT64(80)'.E4:'armhf-FLOAT64(80)'.E18 'armhf-FLOAT64(80)'.F3:'armhf-FLOAT64(80)'.F3 'armhf-FLOAT64(80)'.F4:'armhf-FLOAT64(80)'.F18 'armhf-FLOAT64(80)'.G3:'armhf-FLOAT64(80)'.G3 'armhf-FLOAT64(80)'.G4:'armhf-FLOAT64(80)'.G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18" calcext:value-type="float">
            <text:p>34,76181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63" calcext:value-type="float">
            <text:p>34,588463</text:p>
          </table:table-cell>
          <table:table-cell office:value-type="float" office:value="41.741016" calcext:value-type="float">
            <text:p>41,74101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49" calcext:value-type="float">
            <text:p>32,650749</text:p>
          </table:table-cell>
          <table:table-cell office:value-type="float" office:value="40.583996" calcext:value-type="float">
            <text:p>40,583996</text:p>
          </table:table-cell>
          <table:table-cell office:value-type="float" office:value="48.142017" calcext:value-type="float">
            <text:p>48,14201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609" calcext:value-type="float">
            <text:p>37,649609</text:p>
          </table:table-cell>
          <table:table-cell office:value-type="float" office:value="46.540569" calcext:value-type="float">
            <text:p>46,540569</text:p>
          </table:table-cell>
          <table:table-cell office:value-type="float" office:value="49.265289" calcext:value-type="float">
            <text:p>49,26528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0614" calcext:value-type="float">
            <text:p>42,640614</text:p>
          </table:table-cell>
          <table:table-cell office:value-type="float" office:value="49.231815" calcext:value-type="float">
            <text:p>49,231815</text:p>
          </table:table-cell>
          <table:table-cell office:value-type="float" office:value="49.642448" calcext:value-type="float">
            <text:p>49,64244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8977" calcext:value-type="float">
            <text:p>36,978977</text:p>
          </table:table-cell>
          <table:table-cell office:value-type="float" office:value="47.333862" calcext:value-type="float">
            <text:p>47,333862</text:p>
          </table:table-cell>
          <table:table-cell office:value-type="float" office:value="49.341789" calcext:value-type="float">
            <text:p>49,341789</text:p>
          </table:table-cell>
          <table:table-cell office:value-type="float" office:value="49.299561" calcext:value-type="float">
            <text:p>49,29956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325" calcext:value-type="float">
            <text:p>40,978325</text:p>
          </table:table-cell>
          <table:table-cell office:value-type="float" office:value="49.445412" calcext:value-type="float">
            <text:p>49,445412</text:p>
          </table:table-cell>
          <table:table-cell office:value-type="float" office:value="49.476437" calcext:value-type="float">
            <text:p>49,476437</text:p>
          </table:table-cell>
          <table:table-cell office:value-type="float" office:value="49.607681" calcext:value-type="float">
            <text:p>49,6076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4" calcext:value-type="float">
            <text:p>32,630474</text:p>
          </table:table-cell>
          <table:table-cell office:value-type="float" office:value="44.966576" calcext:value-type="float">
            <text:p>44,966576</text:p>
          </table:table-cell>
          <table:table-cell office:value-type="float" office:value="49.272079" calcext:value-type="float">
            <text:p>49,272079</text:p>
          </table:table-cell>
          <table:table-cell office:value-type="float" office:value="49.607681" calcext:value-type="float">
            <text:p>49,607681</text:p>
          </table:table-cell>
          <table:table-cell office:value-type="float" office:value="49.476437" calcext:value-type="float">
            <text:p>49,47643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21" calcext:value-type="float">
            <text:p>35,630421</text:p>
          </table:table-cell>
          <table:table-cell office:value-type="float" office:value="48.476437" calcext:value-type="float">
            <text:p>48,476437</text:p>
          </table:table-cell>
          <table:table-cell office:value-type="float" office:value="49.385292" calcext:value-type="float">
            <text:p>49,385292</text:p>
          </table:table-cell>
          <table:table-cell office:value-type="float" office:value="49.476437" calcext:value-type="float">
            <text:p>49,476437</text:p>
          </table:table-cell>
          <table:table-cell office:value-type="float" office:value="49.327576" calcext:value-type="float">
            <text:p>49,32757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29944" calcext:value-type="float">
            <text:p>38,629944</text:p>
          </table:table-cell>
          <table:table-cell office:value-type="float" office:value="49.540569" calcext:value-type="float">
            <text:p>49,540569</text:p>
          </table:table-cell>
          <table:table-cell office:value-type="float" office:value="49.508148" calcext:value-type="float">
            <text:p>49,508148</text:p>
          </table:table-cell>
          <table:table-cell office:value-type="float" office:value="49.573734" calcext:value-type="float">
            <text:p>49,573734</text:p>
          </table:table-cell>
          <table:table-cell office:value-type="float" office:value="49.272079" calcext:value-type="float">
            <text:p>49,272079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24722" calcext:value-type="float">
            <text:p>41,624722</text:p>
          </table:table-cell>
          <table:table-cell office:value-type="float" office:value="49.476437" calcext:value-type="float">
            <text:p>49,476437</text:p>
          </table:table-cell>
          <table:table-cell office:value-type="float" office:value="49.508148" calcext:value-type="float">
            <text:p>49,508148</text:p>
          </table:table-cell>
          <table:table-cell office:value-type="float" office:value="49.415039" calcext:value-type="float">
            <text:p>49,415039</text:p>
          </table:table-cell>
          <table:table-cell office:value-type="float" office:value="49.607681" calcext:value-type="float">
            <text:p>49,6076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string" calcext:value-type="string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597988" calcext:value-type="float">
            <text:p>44,597988</text:p>
          </table:table-cell>
          <table:table-cell office:value-type="float" office:value="49.093109" calcext:value-type="float">
            <text:p>49,093109</text:p>
          </table:table-cell>
          <table:table-cell office:value-type="float" office:value="49.607681" calcext:value-type="float">
            <text:p>49,607681</text:p>
          </table:table-cell>
          <table:table-cell office:value-type="float" office:value="49.238449" calcext:value-type="float">
            <text:p>49,238449</text:p>
          </table:table-cell>
          <table:table-cell office:value-type="float" office:value="49.642448" calcext:value-type="float">
            <text:p>49,642448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string" calcext:value-type="string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370644" calcext:value-type="float">
            <text:p>47,370644</text:p>
          </table:table-cell>
          <table:table-cell office:value-type="float" office:value="49.299561" calcext:value-type="float">
            <text:p>49,299561</text:p>
          </table:table-cell>
          <table:table-cell office:value-type="float" office:value="49.607681" calcext:value-type="float">
            <text:p>49,607681</text:p>
          </table:table-cell>
          <table:table-cell office:value-type="float" office:value="49.356144" calcext:value-type="float">
            <text:p>49,356144</text:p>
          </table:table-cell>
          <table:table-cell office:value-type="float" office:value="49.245113" calcext:value-type="float">
            <text:p>49,245113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rmhf-FLOAT64, tables-x64" table:style-name="ta1">
        <table:shapes>
          <draw:frame draw:z-index="0" draw:style-name="gr1" draw:text-style-name="P1" svg:width="24cm" svg:height="16cm" svg:x="18.188cm" svg:y="1.445cm">
            <draw:object draw:notify-on-update-of-ranges="'armhf-FLOAT64, tables-x64'.A4:'armhf-FLOAT64, tables-x64'.A18 'armhf-FLOAT64, tables-x64'.B3:'armhf-FLOAT64, tables-x64'.B3 'armhf-FLOAT64, tables-x64'.B4:'armhf-FLOAT64, tables-x64'.B18 'armhf-FLOAT64, tables-x64'.C3:'armhf-FLOAT64, tables-x64'.C3 'armhf-FLOAT64, tables-x64'.C4:'armhf-FLOAT64, tables-x64'.C18 'armhf-FLOAT64, tables-x64'.D3:'armhf-FLOAT64, tables-x64'.D3 'armhf-FLOAT64, tables-x64'.D4:'armhf-FLOAT64, tables-x64'.D18 'armhf-FLOAT64, tables-x64'.E3:'armhf-FLOAT64, tables-x64'.E3 'armhf-FLOAT64, tables-x64'.E4:'armhf-FLOAT64, tables-x64'.E18 'armhf-FLOAT64, tables-x64'.F3:'armhf-FLOAT64, tables-x64'.F3 'armhf-FLOAT64, tables-x64'.F4:'armhf-FLOAT64, tables-x64'.F18 'armhf-FLOAT64, tables-x64'.G3:'armhf-FLOAT64, tables-x64'.G3 'armhf-FLOAT64, tables-x64'.G4:'armhf-FLOAT64, tables-x64'.G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olynome degree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 office:value-type="string" calcext:value-type="string">
            <text:p>Tbl si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2.96482" calcext:value-type="float">
            <text:p>2,96482</text:p>
          </table:table-cell>
          <table:table-cell office:value-type="float" office:value="5.945941" calcext:value-type="float">
            <text:p>5,945941</text:p>
          </table:table-cell>
          <table:table-cell office:value-type="float" office:value="9.325764" calcext:value-type="float">
            <text:p>9,325764</text:p>
          </table:table-cell>
          <table:table-cell office:value-type="float" office:value="13.018372" calcext:value-type="float">
            <text:p>13,018372</text:p>
          </table:table-cell>
          <table:table-cell office:value-type="float" office:value="16.968382" calcext:value-type="float">
            <text:p>16,968382</text:p>
          </table:table-cell>
          <table:table-cell office:value-type="float" office:value="21.137064" calcext:value-type="float">
            <text:p>21,13706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4.762389" calcext:value-type="float">
            <text:p>4,762389</text:p>
          </table:table-cell>
          <table:table-cell office:value-type="float" office:value="8.70644" calcext:value-type="float">
            <text:p>8,70644</text:p>
          </table:table-cell>
          <table:table-cell office:value-type="float" office:value="13.06173" calcext:value-type="float">
            <text:p>13,06173</text:p>
          </table:table-cell>
          <table:table-cell office:value-type="float" office:value="17.736891" calcext:value-type="float">
            <text:p>17,736891</text:p>
          </table:table-cell>
          <table:table-cell office:value-type="float" office:value="22.673847" calcext:value-type="float">
            <text:p>22,673847</text:p>
          </table:table-cell>
          <table:table-cell office:value-type="float" office:value="27.832386" calcext:value-type="float">
            <text:p>27,832386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6.713261" calcext:value-type="float">
            <text:p>6,713261</text:p>
          </table:table-cell>
          <table:table-cell office:value-type="float" office:value="11.6493" calcext:value-type="float">
            <text:p>11,6493</text:p>
          </table:table-cell>
          <table:table-cell office:value-type="float" office:value="16.999445" calcext:value-type="float">
            <text:p>16,999445</text:p>
          </table:table-cell>
          <table:table-cell office:value-type="float" office:value="22.671015" calcext:value-type="float">
            <text:p>22,671015</text:p>
          </table:table-cell>
          <table:table-cell office:value-type="float" office:value="28.60532" calcext:value-type="float">
            <text:p>28,60532</text:p>
          </table:table-cell>
          <table:table-cell office:value-type="float" office:value="34.76181" calcext:value-type="float">
            <text:p>34,76181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float" office:value="8.701065" calcext:value-type="float">
            <text:p>8,701065</text:p>
          </table:table-cell>
          <table:table-cell office:value-type="float" office:value="14.63517" calcext:value-type="float">
            <text:p>14,63517</text:p>
          </table:table-cell>
          <table:table-cell office:value-type="float" office:value="20.984081" calcext:value-type="float">
            <text:p>20,984081</text:p>
          </table:table-cell>
          <table:table-cell office:value-type="float" office:value="27.654795" calcext:value-type="float">
            <text:p>27,654795</text:p>
          </table:table-cell>
          <table:table-cell office:value-type="float" office:value="34.588467" calcext:value-type="float">
            <text:p>34,588467</text:p>
          </table:table-cell>
          <table:table-cell office:value-type="float" office:value="41.742153" calcext:value-type="float">
            <text:p>41,742153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float" office:value="10.698022" calcext:value-type="float">
            <text:p>10,698022</text:p>
          </table:table-cell>
          <table:table-cell office:value-type="float" office:value="17.631647" calcext:value-type="float">
            <text:p>17,631647</text:p>
          </table:table-cell>
          <table:table-cell office:value-type="float" office:value="24.980253" calcext:value-type="float">
            <text:p>24,980253</text:p>
          </table:table-cell>
          <table:table-cell office:value-type="float" office:value="32.650753" calcext:value-type="float">
            <text:p>32,650753</text:p>
          </table:table-cell>
          <table:table-cell office:value-type="float" office:value="40.583996" calcext:value-type="float">
            <text:p>40,583996</text:p>
          </table:table-cell>
          <table:table-cell office:value-type="float" office:value="48.458904" calcext:value-type="float">
            <text:p>48,45890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float" office:value="12.697261" calcext:value-type="float">
            <text:p>12,697261</text:p>
          </table:table-cell>
          <table:table-cell office:value-type="float" office:value="20.630768" calcext:value-type="float">
            <text:p>20,630768</text:p>
          </table:table-cell>
          <table:table-cell office:value-type="float" office:value="28.979296" calcext:value-type="float">
            <text:p>28,979296</text:p>
          </table:table-cell>
          <table:table-cell office:value-type="float" office:value="37.649628" calcext:value-type="float">
            <text:p>37,649628</text:p>
          </table:table-cell>
          <table:table-cell office:value-type="float" office:value="46.557056" calcext:value-type="float">
            <text:p>46,557056</text:p>
          </table:table-cell>
          <table:table-cell office:value-type="float" office:value="50.67807" calcext:value-type="float">
            <text:p>50,67807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office:value-type="float" office:value="14.697071" calcext:value-type="float">
            <text:p>14,697071</text:p>
          </table:table-cell>
          <table:table-cell office:value-type="float" office:value="23.630547" calcext:value-type="float">
            <text:p>23,630547</text:p>
          </table:table-cell>
          <table:table-cell office:value-type="float" office:value="32.979057" calcext:value-type="float">
            <text:p>32,979057</text:p>
          </table:table-cell>
          <table:table-cell office:value-type="float" office:value="42.645084" calcext:value-type="float">
            <text:p>42,645084</text:p>
          </table:table-cell>
          <table:table-cell office:value-type="float" office:value="50.67807" calcext:value-type="float">
            <text:p>50,67807</text:p>
          </table:table-cell>
          <table:table-cell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office:value-type="float" office:value="16.697023" calcext:value-type="float">
            <text:p>16,697023</text:p>
          </table:table-cell>
          <table:table-cell office:value-type="float" office:value="26.630493" calcext:value-type="float">
            <text:p>26,630493</text:p>
          </table:table-cell>
          <table:table-cell office:value-type="float" office:value="36.979" calcext:value-type="float">
            <text:p>36,979</text:p>
          </table:table-cell>
          <table:table-cell office:value-type="float" office:value="47.512161" calcext:value-type="float">
            <text:p>47,512161</text:p>
          </table:table-cell>
          <table:table-cell table:number-columns-repeated="2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office:value-type="float" office:value="18.697012" calcext:value-type="float">
            <text:p>18,697012</text:p>
          </table:table-cell>
          <table:table-cell office:value-type="float" office:value="29.630478" calcext:value-type="float">
            <text:p>29,630478</text:p>
          </table:table-cell>
          <table:table-cell office:value-type="float" office:value="40.978672" calcext:value-type="float">
            <text:p>40,978672</text:p>
          </table:table-cell>
          <table:table-cell office:value-type="float" office:value="50.415039" calcext:value-type="float">
            <text:p>50,415039</text:p>
          </table:table-cell>
          <table:table-cell table:number-columns-repeated="2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office:value-type="float" office:value="20.697008" calcext:value-type="float">
            <text:p>20,697008</text:p>
          </table:table-cell>
          <table:table-cell office:value-type="float" office:value="32.63047" calcext:value-type="float">
            <text:p>32,63047</text:p>
          </table:table-cell>
          <table:table-cell office:value-type="float" office:value="44.972095" calcext:value-type="float">
            <text:p>44,972095</text:p>
          </table:table-cell>
          <table:table-cell table:number-columns-repeated="3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office:value-type="float" office:value="22.697008" calcext:value-type="float">
            <text:p>22,697008</text:p>
          </table:table-cell>
          <table:table-cell office:value-type="float" office:value="35.63044" calcext:value-type="float">
            <text:p>35,63044</text:p>
          </table:table-cell>
          <table:table-cell office:value-type="float" office:value="48.830074" calcext:value-type="float">
            <text:p>48,830074</text:p>
          </table:table-cell>
          <table:table-cell table:number-columns-repeated="3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office:value-type="float" office:value="24.697008" calcext:value-type="float">
            <text:p>24,697008</text:p>
          </table:table-cell>
          <table:table-cell office:value-type="float" office:value="38.630203" calcext:value-type="float">
            <text:p>38,630203</text:p>
          </table:table-cell>
          <table:table-cell office:value-type="float" office:value="50.67807" calcext:value-type="float">
            <text:p>50,67807</text:p>
          </table:table-cell>
          <table:table-cell table:number-columns-repeated="3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office:value-type="float" office:value="26.697008" calcext:value-type="float">
            <text:p>26,697008</text:p>
          </table:table-cell>
          <table:table-cell office:value-type="float" office:value="41.6283" calcext:value-type="float">
            <text:p>41,6283</text:p>
          </table:table-cell>
          <table:table-cell table:number-columns-repeated="4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28.697008" calcext:value-type="float">
            <text:p>28,697008</text:p>
          </table:table-cell>
          <table:table-cell office:value-type="float" office:value="44.613136" calcext:value-type="float">
            <text:p>44,613136</text:p>
          </table:table-cell>
          <table:table-cell table:number-columns-repeated="4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>
          <table:table-cell table:style-name="ce9" office:value-type="float" office:value="65536" calcext:value-type="float">
            <text:p>65536</text:p>
          </table:table-cell>
          <table:table-cell office:value-type="float" office:value="30.697008" calcext:value-type="float">
            <text:p>30,697008</text:p>
          </table:table-cell>
          <table:table-cell office:value-type="float" office:value="47.496174" calcext:value-type="float">
            <text:p>47,496174</text:p>
          </table:table-cell>
          <table:table-cell table:number-columns-repeated="4" office:value-type="float" office:value="50.830074" calcext:value-type="float">
            <text:p>50,830074</text:p>
          </table:table-cell>
          <table:table-cell/>
          <table:table-cell table:style-name="ce5" table:number-columns-repeated="11"/>
          <table:table-cell/>
        </table:table-row>
        <table:table-row table:style-name="ro1" table:number-rows-repeated="20">
          <table:table-cell table:number-columns-repeated="8"/>
          <table:table-cell table:style-name="ce5" table:number-columns-repeated="11"/>
          <table:table-cell/>
        </table:table-row>
        <table:table-row table:style-name="ro1">
          <table:table-cell table:number-columns-repeated="8"/>
          <table:table-cell table:style-name="ce5" table:number-columns-repeated="11"/>
          <table:table-cell table:style-name="ce13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.00.0000</text:date>, <text:time style:data-style-name="N2" text:time-value="17:32:45.9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08:38:08.609000000</meta:creation-date>
    <dc:date>2021-09-02T17:36:00.275000000</dc:date>
    <meta:editing-duration>PT50M35S</meta:editing-duration>
    <meta:editing-cycles>18</meta:editing-cycles>
    <meta:generator>LibreOffice/7.1.4.2$Windows_X86_64 LibreOffice_project/a529a4fab45b75fefc5b6226684193eb000654f6</meta:generator>
    <meta:document-statistic meta:table-count="6" meta:cell-count="678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10.677cm" svg:y="1.283cm" chart:style-name="ch3">
          <text:p>Float 32 bit</text:p>
        </chart:subtitle>
        <chart:legend chart:legend-position="end" svg:x="12.157cm" svg:y="11.78cm" style:legend-expansion="custom" svg:width="10.352cm" svg:height="0.829cm" style:legend-expansion-aspect-ratio="12.4873341375151" chart:style-name="ch4"/>
        <chart:plot-area chart:style-name="ch5" table:cell-range-address="'x64-FLOAT32'.A3:'x64-FLOAT32'.G18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'x64-FLOAT32'.A4:'x64-FLOAT32'.A18"/>
          </chart:axis>
          <chart:axis chart:dimension="x" chart:name="secondary-x" chart:style-name="ch8">
            <chart:title svg:x="15.927cm" svg:y="11.243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x64-FLOAT32'.B4:'x64-FLOAT32'.B18" chart:label-cell-address="'x64-FLOAT32'.B3:'x64-FLOAT32'.B3" chart:class="chart:line">
            <chart:data-point chart:repeated="15"/>
          </chart:series>
          <chart:series chart:attached-axis="primary-y" chart:style-name="ch14" chart:values-cell-range-address="'x64-FLOAT32'.C4:'x64-FLOAT32'.C18" chart:label-cell-address="'x64-FLOAT32'.C3:'x64-FLOAT32'.C3" chart:class="chart:line">
            <chart:data-point chart:repeated="15"/>
          </chart:series>
          <chart:series chart:attached-axis="primary-y" chart:style-name="ch15" chart:values-cell-range-address="'x64-FLOAT32'.D4:'x64-FLOAT32'.D18" chart:label-cell-address="'x64-FLOAT32'.D3:'x64-FLOAT32'.D3" chart:class="chart:line">
            <chart:data-point chart:repeated="15"/>
          </chart:series>
          <chart:series chart:attached-axis="primary-y" chart:style-name="ch16" chart:values-cell-range-address="'x64-FLOAT32'.E4:'x64-FLOAT32'.E18" chart:label-cell-address="'x64-FLOAT32'.E3:'x64-FLOAT32'.E3" chart:class="chart:line">
            <chart:data-point chart:repeated="15"/>
          </chart:series>
          <chart:series chart:attached-axis="primary-y" chart:style-name="ch17" chart:values-cell-range-address="'x64-FLOAT32'.F4:'x64-FLOAT32'.F18" chart:label-cell-address="'x64-FLOAT32'.F3:'x64-FLOAT32'.F3" chart:class="chart:line">
            <chart:data-point chart:repeated="15"/>
          </chart:series>
          <chart:series chart:attached-axis="primary-y" chart:style-name="ch18" chart:values-cell-range-address="'x64-FLOAT32'.G4:'x64-FLOAT32'.G18" chart:label-cell-address="'x64-FLOAT32'.G3:'x64-FLOAT32'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x64-FLOAT32'.B3:'x64-FLOAT32'.B3</svg:desc>
                </draw:g>
              </table:table-cell>
              <table:table-cell office:value-type="string">
                <text:p>2</text:p>
                <draw:g>
                  <svg:desc>'x64-FLOAT32'.C3:'x64-FLOAT32'.C3</svg:desc>
                </draw:g>
              </table:table-cell>
              <table:table-cell office:value-type="string">
                <text:p>3</text:p>
                <draw:g>
                  <svg:desc>'x64-FLOAT32'.D3:'x64-FLOAT32'.D3</svg:desc>
                </draw:g>
              </table:table-cell>
              <table:table-cell office:value-type="string">
                <text:p>4</text:p>
                <draw:g>
                  <svg:desc>'x64-FLOAT32'.E3:'x64-FLOAT32'.E3</svg:desc>
                </draw:g>
              </table:table-cell>
              <table:table-cell office:value-type="string">
                <text:p>5</text:p>
                <draw:g>
                  <svg:desc>'x64-FLOAT32'.F3:'x64-FLOAT32'.F3</svg:desc>
                </draw:g>
              </table:table-cell>
              <table:table-cell office:value-type="string">
                <text:p>6</text:p>
                <draw:g>
                  <svg:desc>'x64-FLOAT32'.G3:'x64-FLOAT3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'x64-FLOAT32'.A4:'x64-FLOAT32'.A18</svg:desc>
                </draw:g>
              </table:table-cell>
              <table:table-cell office:value-type="float" office:value="2.96482">
                <text:p>2.96482</text:p>
                <draw:g>
                  <svg:desc>'x64-FLOAT32'.B4:'x64-FLOAT32'.B18</svg:desc>
                </draw:g>
              </table:table-cell>
              <table:table-cell office:value-type="float" office:value="5.945941">
                <text:p>5.945941</text:p>
                <draw:g>
                  <svg:desc>'x64-FLOAT32'.C4:'x64-FLOAT32'.C18</svg:desc>
                </draw:g>
              </table:table-cell>
              <table:table-cell office:value-type="float" office:value="9.325752">
                <text:p>9.325752</text:p>
                <draw:g>
                  <svg:desc>'x64-FLOAT32'.D4:'x64-FLOAT32'.D18</svg:desc>
                </draw:g>
              </table:table-cell>
              <table:table-cell office:value-type="float" office:value="13.016657">
                <text:p>13.016657</text:p>
                <draw:g>
                  <svg:desc>'x64-FLOAT32'.E4:'x64-FLOAT32'.E18</svg:desc>
                </draw:g>
              </table:table-cell>
              <table:table-cell office:value-type="float" office:value="16.948059">
                <text:p>16.948059</text:p>
                <draw:g>
                  <svg:desc>'x64-FLOAT32'.F4:'x64-FLOAT32'.F18</svg:desc>
                </draw:g>
              </table:table-cell>
              <table:table-cell office:value-type="float" office:value="20.549601">
                <text:p>20.549601</text:p>
                <draw:g>
                  <svg:desc>'x64-FLOAT32'.G4:'x64-FLOAT32'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386">
                <text:p>8.706386</text:p>
              </table:table-cell>
              <table:table-cell office:value-type="float" office:value="13.061891">
                <text:p>13.061891</text:p>
              </table:table-cell>
              <table:table-cell office:value-type="float" office:value="17.703152">
                <text:p>17.703152</text:p>
              </table:table-cell>
              <table:table-cell office:value-type="float" office:value="21.698343">
                <text:p>21.698343</text:p>
              </table:table-cell>
              <table:table-cell office:value-type="float" office:value="22.981331">
                <text:p>22.981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2">
                <text:p>6.713262</text:p>
              </table:table-cell>
              <table:table-cell office:value-type="float" office:value="11.649063">
                <text:p>11.649063</text:p>
              </table:table-cell>
              <table:table-cell office:value-type="float" office:value="16.995541">
                <text:p>16.995541</text:p>
              </table:table-cell>
              <table:table-cell office:value-type="float" office:value="22.255781">
                <text:p>22.255781</text:p>
              </table:table-cell>
              <table:table-cell office:value-type="float" office:value="23.310263">
                <text:p>23.310263</text:p>
              </table:table-cell>
              <table:table-cell office:value-type="float" office:value="23.518787">
                <text:p>23.518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78">
                <text:p>8.701078</text:p>
              </table:table-cell>
              <table:table-cell office:value-type="float" office:value="14.634576">
                <text:p>14.634576</text:p>
              </table:table-cell>
              <table:table-cell office:value-type="float" office:value="20.822556">
                <text:p>20.822556</text:p>
              </table:table-cell>
              <table:table-cell office:value-type="float" office:value="23.808128">
                <text:p>23.808128</text:p>
              </table:table-cell>
              <table:table-cell office:value-type="float" office:value="23.795563">
                <text:p>23.795563</text:p>
              </table:table-cell>
              <table:table-cell office:value-type="float" office:value="23.771023">
                <text:p>23.771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7932">
                <text:p>10.697932</text:p>
              </table:table-cell>
              <table:table-cell office:value-type="float" office:value="17.629179">
                <text:p>17.629179</text:p>
              </table:table-cell>
              <table:table-cell office:value-type="float" office:value="23.4021">
                <text:p>23.4021</text:p>
              </table:table-cell>
              <table:table-cell office:value-type="float" office:value="23.894787">
                <text:p>23.894787</text:p>
              </table:table-cell>
              <table:table-cell office:value-type="float" office:value="23.911419">
                <text:p>23.911419</text:p>
              </table:table-cell>
              <table:table-cell office:value-type="float" office:value="23.911419">
                <text:p>23.911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04">
                <text:p>12.69704</text:p>
              </table:table-cell>
              <table:table-cell office:value-type="float" office:value="20.60561">
                <text:p>20.60561</text:p>
              </table:table-cell>
              <table:table-cell office:value-type="float" office:value="23.927797">
                <text:p>23.927797</text:p>
              </table:table-cell>
              <table:table-cell office:value-type="float" office:value="23.963659">
                <text:p>23.963659</text:p>
              </table:table-cell>
              <table:table-cell office:value-type="float" office:value="23.962669">
                <text:p>23.962669</text:p>
              </table:table-cell>
              <table:table-cell office:value-type="float" office:value="23.962669">
                <text:p>23.9626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6109">
                <text:p>14.696109</text:p>
              </table:table-cell>
              <table:table-cell office:value-type="float" office:value="22.96125">
                <text:p>22.96125</text:p>
              </table:table-cell>
              <table:table-cell office:value-type="float" office:value="23.986521">
                <text:p>23.986521</text:p>
              </table:table-cell>
              <table:table-cell office:value-type="float" office:value="23.985563">
                <text:p>23.985563</text:p>
              </table:table-cell>
              <table:table-cell office:value-type="float" office:value="23.985405">
                <text:p>23.985405</text:p>
              </table:table-cell>
              <table:table-cell office:value-type="float" office:value="23.985405">
                <text:p>23.98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89714">
                <text:p>16.689714</text:p>
              </table:table-cell>
              <table:table-cell office:value-type="float" office:value="23.814886">
                <text:p>23.814886</text:p>
              </table:table-cell>
              <table:table-cell office:value-type="float" office:value="23.98761">
                <text:p>23.98761</text:p>
              </table:table-cell>
              <table:table-cell office:value-type="float" office:value="23.990932">
                <text:p>23.990932</text:p>
              </table:table-cell>
              <table:table-cell office:value-type="float" office:value="23.990932">
                <text:p>23.990932</text:p>
              </table:table-cell>
              <table:table-cell office:value-type="float" office:value="23.990932">
                <text:p>23.99093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61798">
                <text:p>18.661798</text:p>
              </table:table-cell>
              <table:table-cell office:value-type="float" office:value="23.980982">
                <text:p>23.980982</text:p>
              </table:table-cell>
              <table:table-cell office:value-type="float" office:value="23.999765">
                <text:p>23.999765</text:p>
              </table:table-cell>
              <table:table-cell office:value-type="float" office:value="23.99757">
                <text:p>23.99757</text:p>
              </table:table-cell>
              <table:table-cell office:value-type="float" office:value="23.99757">
                <text:p>23.99757</text:p>
              </table:table-cell>
              <table:table-cell office:value-type="float" office:value="23.99757">
                <text:p>23.9975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561941">
                <text:p>20.561941</text:p>
              </table:table-cell>
              <table:table-cell office:value-type="float" office:value="23.990141">
                <text:p>23.990141</text:p>
              </table:table-cell>
              <table:table-cell office:value-type="float" office:value="23.99684">
                <text:p>23.99684</text:p>
              </table:table-cell>
              <table:table-cell office:value-type="float" office:value="23.99684">
                <text:p>23.99684</text:p>
              </table:table-cell>
              <table:table-cell office:value-type="float" office:value="23.99684">
                <text:p>23.99684</text:p>
              </table:table-cell>
              <table:table-cell office:value-type="float" office:value="23.99684">
                <text:p>23.9968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210579">
                <text:p>22.210579</text:p>
              </table:table-cell>
              <table:table-cell office:value-type="float" office:value="23.997927">
                <text:p>23.997927</text:p>
              </table:table-cell>
              <table:table-cell office:value-type="float" office:value="23.998455">
                <text:p>23.998455</text:p>
              </table:table-cell>
              <table:table-cell office:value-type="float" office:value="23.998455">
                <text:p>23.998455</text:p>
              </table:table-cell>
              <table:table-cell office:value-type="float" office:value="23.998455">
                <text:p>23.998455</text:p>
              </table:table-cell>
              <table:table-cell office:value-type="float" office:value="23.998455">
                <text:p>23.99845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3.206329">
                <text:p>23.206329</text:p>
              </table:table-cell>
              <table:table-cell office:value-type="float" office:value="23.99898">
                <text:p>23.99898</text:p>
              </table:table-cell>
              <table:table-cell office:value-type="float" office:value="23.999357">
                <text:p>23.999357</text:p>
              </table:table-cell>
              <table:table-cell office:value-type="float" office:value="23.999357">
                <text:p>23.999357</text:p>
              </table:table-cell>
              <table:table-cell office:value-type="float" office:value="23.999357">
                <text:p>23.999357</text:p>
              </table:table-cell>
              <table:table-cell office:value-type="float" office:value="23.999357">
                <text:p>23.999357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3.79553">
                <text:p>23.79553</text:p>
              </table:table-cell>
              <table:table-cell office:value-type="float" office:value="23.999849">
                <text:p>23.999849</text:p>
              </table:table-cell>
              <table:table-cell office:value-type="float" office:value="23.999763">
                <text:p>23.999763</text:p>
              </table:table-cell>
              <table:table-cell office:value-type="float" office:value="23.999763">
                <text:p>23.999763</text:p>
              </table:table-cell>
              <table:table-cell office:value-type="float" office:value="23.999763">
                <text:p>23.999763</text:p>
              </table:table-cell>
              <table:table-cell office:value-type="float" office:value="23.999763">
                <text:p>23.99976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3.947027">
                <text:p>23.947027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3.986967">
                <text:p>23.986967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2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10.677cm" svg:y="1.283cm" chart:style-name="ch3">
          <text:p>Float 64 bit</text:p>
        </chart:subtitle>
        <chart:legend chart:legend-position="end" svg:x="12.322cm" svg:y="13.37cm" style:legend-expansion="custom" svg:width="10.352cm" svg:height="0.829cm" style:legend-expansion-aspect-ratio="12.4873341375151" chart:style-name="ch4"/>
        <chart:plot-area chart:style-name="ch5" table:cell-range-address="'x64-FLOAT64'.A4:'x64-FLOAT64'.G18 'x64-FLOAT64'.B3:'x64-FLOAT64'.G3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'x64-FLOAT64'.A4:'x64-FLOAT64'.A18"/>
          </chart:axis>
          <chart:axis chart:dimension="x" chart:name="secondary-x" chart:style-name="ch8">
            <chart:title svg:x="16.174cm" svg:y="12.806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x64-FLOAT64'.B4:'x64-FLOAT64'.B18" chart:label-cell-address="'x64-FLOAT64'.B3:'x64-FLOAT64'.B3" chart:class="chart:line">
            <chart:data-point chart:repeated="15"/>
          </chart:series>
          <chart:series chart:attached-axis="primary-y" chart:style-name="ch14" chart:values-cell-range-address="'x64-FLOAT64'.C4:'x64-FLOAT64'.C18" chart:label-cell-address="'x64-FLOAT64'.C3:'x64-FLOAT64'.C3" chart:class="chart:line">
            <chart:data-point chart:repeated="15"/>
          </chart:series>
          <chart:series chart:attached-axis="primary-y" chart:style-name="ch15" chart:values-cell-range-address="'x64-FLOAT64'.D4:'x64-FLOAT64'.D18" chart:label-cell-address="'x64-FLOAT64'.D3:'x64-FLOAT64'.D3" chart:class="chart:line">
            <chart:data-point chart:repeated="15"/>
          </chart:series>
          <chart:series chart:attached-axis="primary-y" chart:style-name="ch16" chart:values-cell-range-address="'x64-FLOAT64'.E4:'x64-FLOAT64'.E18" chart:label-cell-address="'x64-FLOAT64'.E3:'x64-FLOAT64'.E3" chart:class="chart:line">
            <chart:data-point chart:repeated="15"/>
          </chart:series>
          <chart:series chart:attached-axis="primary-y" chart:style-name="ch17" chart:values-cell-range-address="'x64-FLOAT64'.F4:'x64-FLOAT64'.F18" chart:label-cell-address="'x64-FLOAT64'.F3:'x64-FLOAT64'.F3" chart:class="chart:line">
            <chart:data-point chart:repeated="15"/>
          </chart:series>
          <chart:series chart:attached-axis="primary-y" chart:style-name="ch18" chart:values-cell-range-address="'x64-FLOAT64'.G4:'x64-FLOAT64'.G18" chart:label-cell-address="'x64-FLOAT64'.G3:'x64-FLOAT64'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x64-FLOAT64'.B3:'x64-FLOAT64'.B3</svg:desc>
                </draw:g>
              </table:table-cell>
              <table:table-cell office:value-type="string">
                <text:p>2</text:p>
                <draw:g>
                  <svg:desc>'x64-FLOAT64'.C3:'x64-FLOAT64'.C3</svg:desc>
                </draw:g>
              </table:table-cell>
              <table:table-cell office:value-type="string">
                <text:p>3</text:p>
                <draw:g>
                  <svg:desc>'x64-FLOAT64'.D3:'x64-FLOAT64'.D3</svg:desc>
                </draw:g>
              </table:table-cell>
              <table:table-cell office:value-type="string">
                <text:p>4</text:p>
                <draw:g>
                  <svg:desc>'x64-FLOAT64'.E3:'x64-FLOAT64'.E3</svg:desc>
                </draw:g>
              </table:table-cell>
              <table:table-cell office:value-type="string">
                <text:p>5</text:p>
                <draw:g>
                  <svg:desc>'x64-FLOAT64'.F3:'x64-FLOAT64'.F3</svg:desc>
                </draw:g>
              </table:table-cell>
              <table:table-cell office:value-type="string">
                <text:p>6</text:p>
                <draw:g>
                  <svg:desc>'x64-FLOAT64'.G3:'x64-FLOAT64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'x64-FLOAT64'.A4:'x64-FLOAT64'.A18</svg:desc>
                </draw:g>
              </table:table-cell>
              <table:table-cell office:value-type="float" office:value="2.96482">
                <text:p>2.96482</text:p>
                <draw:g>
                  <svg:desc>'x64-FLOAT64'.B4:'x64-FLOAT64'.B18</svg:desc>
                </draw:g>
              </table:table-cell>
              <table:table-cell office:value-type="float" office:value="5.945941">
                <text:p>5.945941</text:p>
                <draw:g>
                  <svg:desc>'x64-FLOAT64'.C4:'x64-FLOAT64'.C18</svg:desc>
                </draw:g>
              </table:table-cell>
              <table:table-cell office:value-type="float" office:value="9.325764">
                <text:p>9.325764</text:p>
                <draw:g>
                  <svg:desc>'x64-FLOAT64'.D4:'x64-FLOAT64'.D18</svg:desc>
                </draw:g>
              </table:table-cell>
              <table:table-cell office:value-type="float" office:value="13.018372">
                <text:p>13.018372</text:p>
                <draw:g>
                  <svg:desc>'x64-FLOAT64'.E4:'x64-FLOAT64'.E18</svg:desc>
                </draw:g>
              </table:table-cell>
              <table:table-cell office:value-type="float" office:value="16.968382">
                <text:p>16.968382</text:p>
                <draw:g>
                  <svg:desc>'x64-FLOAT64'.F4:'x64-FLOAT64'.F18</svg:desc>
                </draw:g>
              </table:table-cell>
              <table:table-cell office:value-type="float" office:value="21.137064">
                <text:p>21.137064</text:p>
                <draw:g>
                  <svg:desc>'x64-FLOAT64'.G4:'x64-FLOAT64'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7">
                <text:p>34.58847</text:p>
              </table:table-cell>
              <table:table-cell office:value-type="float" office:value="41.744293">
                <text:p>41.744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395">
                <text:p>40.58395</text:p>
              </table:table-cell>
              <table:table-cell office:value-type="float" office:value="48.727825">
                <text:p>48.727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57655">
                <text:p>46.557655</text:p>
              </table:table-cell>
              <table:table-cell office:value-type="float" office:value="52.762791">
                <text:p>52.762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6">
                <text:p>42.64946</text:p>
              </table:table-cell>
              <table:table-cell office:value-type="float" office:value="51.432518">
                <text:p>51.432518</text:p>
              </table:table-cell>
              <table:table-cell office:value-type="float" office:value="52.971405">
                <text:p>52.971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89">
                <text:p>36.978989</text:p>
              </table:table-cell>
              <table:table-cell office:value-type="float" office:value="47.647797">
                <text:p>47.647797</text:p>
              </table:table-cell>
              <table:table-cell office:value-type="float" office:value="52.966576">
                <text:p>52.966576</text:p>
              </table:table-cell>
              <table:table-cell office:value-type="float" office:value="52.980408">
                <text:p>52.98040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722">
                <text:p>40.978722</text:p>
              </table:table-cell>
              <table:table-cell office:value-type="float" office:value="51.933239">
                <text:p>51.933239</text:p>
              </table:table-cell>
              <table:table-cell office:value-type="float" office:value="52.996483">
                <text:p>52.996483</text:p>
              </table:table-cell>
              <table:table-cell office:value-type="float" office:value="52.995079">
                <text:p>52.99507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3656">
                <text:p>44.973656</text:p>
              </table:table-cell>
              <table:table-cell office:value-type="float" office:value="52.950832">
                <text:p>52.950832</text:p>
              </table:table-cell>
              <table:table-cell office:value-type="float" office:value="52.993675">
                <text:p>52.993675</text:p>
              </table:table-cell>
              <table:table-cell office:value-type="float" office:value="52.995781">
                <text:p>52.99578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892948">
                <text:p>48.892948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9294">
                <text:p>52.999294</text:p>
              </table:table-cell>
              <table:table-cell office:value-type="float" office:value="52.998592">
                <text:p>52.998592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1.992622">
                <text:p>51.992622</text:p>
              </table:table-cell>
              <table:table-cell office:value-type="float" office:value="52.997887">
                <text:p>52.997887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5079">
                <text:p>52.995079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4">
                <text:p>41.630474</text:p>
              </table:table-cell>
              <table:table-cell office:value-type="float" office:value="52.912537">
                <text:p>52.912537</text:p>
              </table:table-cell>
              <table:table-cell office:value-type="float" office:value="52.993675">
                <text:p>52.993675</text:p>
              </table:table-cell>
              <table:table-cell office:value-type="float" office:value="52.994377">
                <text:p>52.994377</text:p>
              </table:table-cell>
              <table:table-cell office:value-type="float" office:value="52.994377">
                <text:p>52.99437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47">
                <text:p>44.630447</text:p>
              </table:table-cell>
              <table:table-cell office:value-type="float" office:value="52.992973">
                <text:p>52.992973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5079">
                <text:p>52.995079</text:p>
              </table:table-cell>
              <table:table-cell office:value-type="float" office:value="52.995781">
                <text:p>52.995781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2904">
                <text:p>47.62904</text:p>
              </table:table-cell>
              <table:table-cell office:value-type="float" office:value="52.997185">
                <text:p>52.997185</text:p>
              </table:table-cell>
              <table:table-cell office:value-type="float" office:value="52.995781">
                <text:p>52.995781</text:p>
              </table:table-cell>
              <table:table-cell office:value-type="float" office:value="52.995781">
                <text:p>52.995781</text:p>
              </table:table-cell>
              <table:table-cell office:value-type="float" office:value="52.995079">
                <text:p>52.995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3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10.677cm" svg:y="1.283cm" chart:style-name="ch3">
          <text:p>Float 80 bit</text:p>
        </chart:subtitle>
        <chart:legend chart:legend-position="end" svg:x="12.322cm" svg:y="13.37cm" style:legend-expansion="custom" svg:width="10.352cm" svg:height="0.829cm" style:legend-expansion-aspect-ratio="12.4873341375151" chart:style-name="ch4"/>
        <chart:plot-area chart:style-name="ch5" table:cell-range-address="'x64-FLOAT80'.A4:'x64-FLOAT80'.G18 'x64-FLOAT80'.B3:'x64-FLOAT80'.G3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'x64-FLOAT80'.A4:'x64-FLOAT80'.A18"/>
          </chart:axis>
          <chart:axis chart:dimension="x" chart:name="secondary-x" chart:style-name="ch8">
            <chart:title svg:x="16.174cm" svg:y="12.806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x64-FLOAT80'.B4:'x64-FLOAT80'.B18" chart:label-cell-address="'x64-FLOAT80'.B3:'x64-FLOAT80'.B3" chart:class="chart:line">
            <chart:data-point chart:repeated="15"/>
          </chart:series>
          <chart:series chart:attached-axis="primary-y" chart:style-name="ch14" chart:values-cell-range-address="'x64-FLOAT80'.C4:'x64-FLOAT80'.C18" chart:label-cell-address="'x64-FLOAT80'.C3:'x64-FLOAT80'.C3" chart:class="chart:line">
            <chart:data-point chart:repeated="15"/>
          </chart:series>
          <chart:series chart:attached-axis="primary-y" chart:style-name="ch15" chart:values-cell-range-address="'x64-FLOAT80'.D4:'x64-FLOAT80'.D18" chart:label-cell-address="'x64-FLOAT80'.D3:'x64-FLOAT80'.D3" chart:class="chart:line">
            <chart:data-point chart:repeated="15"/>
          </chart:series>
          <chart:series chart:attached-axis="primary-y" chart:style-name="ch16" chart:values-cell-range-address="'x64-FLOAT80'.E4:'x64-FLOAT80'.E18" chart:label-cell-address="'x64-FLOAT80'.E3:'x64-FLOAT80'.E3" chart:class="chart:line">
            <chart:data-point chart:repeated="15"/>
          </chart:series>
          <chart:series chart:attached-axis="primary-y" chart:style-name="ch17" chart:values-cell-range-address="'x64-FLOAT80'.F4:'x64-FLOAT80'.F18" chart:label-cell-address="'x64-FLOAT80'.F3:'x64-FLOAT80'.F3" chart:class="chart:line">
            <chart:data-point chart:repeated="15"/>
          </chart:series>
          <chart:series chart:attached-axis="primary-y" chart:style-name="ch18" chart:values-cell-range-address="'x64-FLOAT80'.G4:'x64-FLOAT80'.G18" chart:label-cell-address="'x64-FLOAT80'.G3:'x64-FLOAT80'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x64-FLOAT80'.B3:'x64-FLOAT80'.B3</svg:desc>
                </draw:g>
              </table:table-cell>
              <table:table-cell office:value-type="string">
                <text:p>2</text:p>
                <draw:g>
                  <svg:desc>'x64-FLOAT80'.C3:'x64-FLOAT80'.C3</svg:desc>
                </draw:g>
              </table:table-cell>
              <table:table-cell office:value-type="string">
                <text:p>3</text:p>
                <draw:g>
                  <svg:desc>'x64-FLOAT80'.D3:'x64-FLOAT80'.D3</svg:desc>
                </draw:g>
              </table:table-cell>
              <table:table-cell office:value-type="string">
                <text:p>4</text:p>
                <draw:g>
                  <svg:desc>'x64-FLOAT80'.E3:'x64-FLOAT80'.E3</svg:desc>
                </draw:g>
              </table:table-cell>
              <table:table-cell office:value-type="string">
                <text:p>5</text:p>
                <draw:g>
                  <svg:desc>'x64-FLOAT80'.F3:'x64-FLOAT80'.F3</svg:desc>
                </draw:g>
              </table:table-cell>
              <table:table-cell office:value-type="string">
                <text:p>6</text:p>
                <draw:g>
                  <svg:desc>'x64-FLOAT80'.G3:'x64-FLOAT8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'x64-FLOAT80'.A4:'x64-FLOAT80'.A18</svg:desc>
                </draw:g>
              </table:table-cell>
              <table:table-cell office:value-type="float" office:value="2.96482">
                <text:p>2.96482</text:p>
                <draw:g>
                  <svg:desc>'x64-FLOAT80'.B4:'x64-FLOAT80'.B18</svg:desc>
                </draw:g>
              </table:table-cell>
              <table:table-cell office:value-type="float" office:value="5.945941">
                <text:p>5.945941</text:p>
                <draw:g>
                  <svg:desc>'x64-FLOAT80'.C4:'x64-FLOAT80'.C18</svg:desc>
                </draw:g>
              </table:table-cell>
              <table:table-cell office:value-type="float" office:value="9.325764">
                <text:p>9.325764</text:p>
                <draw:g>
                  <svg:desc>'x64-FLOAT80'.D4:'x64-FLOAT80'.D18</svg:desc>
                </draw:g>
              </table:table-cell>
              <table:table-cell office:value-type="float" office:value="13.018372">
                <text:p>13.018372</text:p>
                <draw:g>
                  <svg:desc>'x64-FLOAT80'.E4:'x64-FLOAT80'.E18</svg:desc>
                </draw:g>
              </table:table-cell>
              <table:table-cell office:value-type="float" office:value="16.968382">
                <text:p>16.968382</text:p>
                <draw:g>
                  <svg:desc>'x64-FLOAT80'.F4:'x64-FLOAT80'.F18</svg:desc>
                </draw:g>
              </table:table-cell>
              <table:table-cell office:value-type="float" office:value="21.137064">
                <text:p>21.137064</text:p>
                <draw:g>
                  <svg:desc>'x64-FLOAT80'.G4:'x64-FLOAT80'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22">
                <text:p>34.76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67">
                <text:p>34.588467</text:p>
              </table:table-cell>
              <table:table-cell office:value-type="float" office:value="41.744408">
                <text:p>41.74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7">
                <text:p>32.650757</text:p>
              </table:table-cell>
              <table:table-cell office:value-type="float" office:value="40.584179">
                <text:p>40.584179</text:p>
              </table:table-cell>
              <table:table-cell office:value-type="float" office:value="48.736801">
                <text:p>48.7368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746">
                <text:p>37.649746</text:p>
              </table:table-cell>
              <table:table-cell office:value-type="float" office:value="46.573734">
                <text:p>46.573734</text:p>
              </table:table-cell>
              <table:table-cell office:value-type="float" office:value="53.608757">
                <text:p>53.6087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9487">
                <text:p>42.649487</text:p>
              </table:table-cell>
              <table:table-cell office:value-type="float" office:value="51.999649">
                <text:p>51.999649</text:p>
              </table:table-cell>
              <table:table-cell office:value-type="float" office:value="54.002819">
                <text:p>54.0028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96">
                <text:p>36.978996</text:p>
              </table:table-cell>
              <table:table-cell office:value-type="float" office:value="47.64904">
                <text:p>47.64904</text:p>
              </table:table-cell>
              <table:table-cell office:value-type="float" office:value="53.942009">
                <text:p>53.942009</text:p>
              </table:table-cell>
              <table:table-cell office:value-type="float" office:value="53.997185">
                <text:p>53.99718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893">
                <text:p>40.978893</text:p>
              </table:table-cell>
              <table:table-cell office:value-type="float" office:value="52.324924">
                <text:p>52.324924</text:p>
              </table:table-cell>
              <table:table-cell office:value-type="float" office:value="53.998592">
                <text:p>53.998592</text:p>
              </table:table-cell>
              <table:table-cell office:value-type="float" office:value="53.998592">
                <text:p>53.99859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76425">
                <text:p>44.976425</text:p>
              </table:table-cell>
              <table:table-cell office:value-type="float" office:value="53.905922">
                <text:p>53.905922</text:p>
              </table:table-cell>
              <table:table-cell office:value-type="float" office:value="53.995781">
                <text:p>53.995781</text:p>
              </table:table-cell>
              <table:table-cell office:value-type="float" office:value="53.995781">
                <text:p>53.99578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74">
                <text:p>35.630474</text:p>
              </table:table-cell>
              <table:table-cell office:value-type="float" office:value="48.935299">
                <text:p>48.935299</text:p>
              </table:table-cell>
              <table:table-cell office:value-type="float" office:value="53.995781">
                <text:p>53.995781</text:p>
              </table:table-cell>
              <table:table-cell office:value-type="float" office:value="53.998592">
                <text:p>53.998592</text:p>
              </table:table-cell>
              <table:table-cell office:value-type="float" office:value="53.995781">
                <text:p>53.99578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474">
                <text:p>38.630474</text:p>
              </table:table-cell>
              <table:table-cell office:value-type="float" office:value="52.404278">
                <text:p>52.404278</text:p>
              </table:table-cell>
              <table:table-cell office:value-type="float" office:value="53.994377">
                <text:p>53.994377</text:p>
              </table:table-cell>
              <table:table-cell office:value-type="float" office:value="53.99017">
                <text:p>53.99017</text:p>
              </table:table-cell>
              <table:table-cell office:value-type="float" office:value="53.99017">
                <text:p>53.99017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30474">
                <text:p>41.630474</text:p>
              </table:table-cell>
              <table:table-cell office:value-type="float" office:value="53.826324">
                <text:p>53.826324</text:p>
              </table:table-cell>
              <table:table-cell office:value-type="float" office:value="53.985981">
                <text:p>53.985981</text:p>
              </table:table-cell>
              <table:table-cell office:value-type="float" office:value="53.987377">
                <text:p>53.987377</text:p>
              </table:table-cell>
              <table:table-cell office:value-type="float" office:value="53.985981">
                <text:p>53.98598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30459">
                <text:p>44.630459</text:p>
              </table:table-cell>
              <table:table-cell office:value-type="float" office:value="53.983192">
                <text:p>53.983192</text:p>
              </table:table-cell>
              <table:table-cell office:value-type="float" office:value="53.99157">
                <text:p>53.99157</text:p>
              </table:table-cell>
              <table:table-cell office:value-type="float" office:value="53.988773">
                <text:p>53.988773</text:p>
              </table:table-cell>
              <table:table-cell office:value-type="float" office:value="53.987377">
                <text:p>53.98737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630039">
                <text:p>47.630039</text:p>
              </table:table-cell>
              <table:table-cell office:value-type="float" office:value="53.99157">
                <text:p>53.99157</text:p>
              </table:table-cell>
              <table:table-cell office:value-type="float" office:value="53.987377">
                <text:p>53.987377</text:p>
              </table:table-cell>
              <table:table-cell office:value-type="float" office:value="53.99017">
                <text:p>53.99017</text:p>
              </table:table-cell>
              <table:table-cell office:value-type="float" office:value="53.985981">
                <text:p>53.985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3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5.021cm" svg:y="1.247cm" chart:style-name="ch3">
          <text:p>Float 64 bit @ ARMv7-A with VFPv4-D32 FPU Floating Point Unit (Allwiner A20)</text:p>
        </chart:subtitle>
        <chart:legend chart:legend-position="end" svg:x="12.322cm" svg:y="13.37cm" style:legend-expansion="custom" svg:width="10.352cm" svg:height="0.829cm" style:legend-expansion-aspect-ratio="12.4873341375151" chart:style-name="ch4"/>
        <chart:plot-area chart:style-name="ch5" table:cell-range-address="'armhf-FLOAT64(80)'.A3:'armhf-FLOAT64(80)'.G18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'armhf-FLOAT64(80)'.A4:'armhf-FLOAT64(80)'.A18"/>
          </chart:axis>
          <chart:axis chart:dimension="x" chart:name="secondary-x" chart:style-name="ch8">
            <chart:title svg:x="16.174cm" svg:y="12.807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armhf-FLOAT64(80)'.B4:'armhf-FLOAT64(80)'.B18" chart:label-cell-address="'armhf-FLOAT64(80)'.B3:'armhf-FLOAT64(80)'.B3" chart:class="chart:line">
            <chart:data-point chart:repeated="15"/>
          </chart:series>
          <chart:series chart:attached-axis="primary-y" chart:style-name="ch14" chart:values-cell-range-address="'armhf-FLOAT64(80)'.C4:'armhf-FLOAT64(80)'.C18" chart:label-cell-address="'armhf-FLOAT64(80)'.C3:'armhf-FLOAT64(80)'.C3" chart:class="chart:line">
            <chart:data-point chart:repeated="15"/>
          </chart:series>
          <chart:series chart:attached-axis="primary-y" chart:style-name="ch15" chart:values-cell-range-address="'armhf-FLOAT64(80)'.D4:'armhf-FLOAT64(80)'.D18" chart:label-cell-address="'armhf-FLOAT64(80)'.D3:'armhf-FLOAT64(80)'.D3" chart:class="chart:line">
            <chart:data-point chart:repeated="15"/>
          </chart:series>
          <chart:series chart:attached-axis="primary-y" chart:style-name="ch16" chart:values-cell-range-address="'armhf-FLOAT64(80)'.E4:'armhf-FLOAT64(80)'.E18" chart:label-cell-address="'armhf-FLOAT64(80)'.E3:'armhf-FLOAT64(80)'.E3" chart:class="chart:line">
            <chart:data-point chart:repeated="15"/>
          </chart:series>
          <chart:series chart:attached-axis="primary-y" chart:style-name="ch17" chart:values-cell-range-address="'armhf-FLOAT64(80)'.F4:'armhf-FLOAT64(80)'.F18" chart:label-cell-address="'armhf-FLOAT64(80)'.F3:'armhf-FLOAT64(80)'.F3" chart:class="chart:line">
            <chart:data-point chart:repeated="15"/>
          </chart:series>
          <chart:series chart:attached-axis="primary-y" chart:style-name="ch18" chart:values-cell-range-address="'armhf-FLOAT64(80)'.G4:'armhf-FLOAT64(80)'.G18" chart:label-cell-address="'armhf-FLOAT64(80)'.G3:'armhf-FLOAT64(80)'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rmhf-FLOAT64(80)'.B3:'armhf-FLOAT64(80)'.B3</svg:desc>
                </draw:g>
              </table:table-cell>
              <table:table-cell office:value-type="string">
                <text:p>2</text:p>
                <draw:g>
                  <svg:desc>'armhf-FLOAT64(80)'.C3:'armhf-FLOAT64(80)'.C3</svg:desc>
                </draw:g>
              </table:table-cell>
              <table:table-cell office:value-type="string">
                <text:p>3</text:p>
                <draw:g>
                  <svg:desc>'armhf-FLOAT64(80)'.D3:'armhf-FLOAT64(80)'.D3</svg:desc>
                </draw:g>
              </table:table-cell>
              <table:table-cell office:value-type="string">
                <text:p>4</text:p>
                <draw:g>
                  <svg:desc>'armhf-FLOAT64(80)'.E3:'armhf-FLOAT64(80)'.E3</svg:desc>
                </draw:g>
              </table:table-cell>
              <table:table-cell office:value-type="string">
                <text:p>5</text:p>
                <draw:g>
                  <svg:desc>'armhf-FLOAT64(80)'.F3:'armhf-FLOAT64(80)'.F3</svg:desc>
                </draw:g>
              </table:table-cell>
              <table:table-cell office:value-type="string">
                <text:p>6</text:p>
                <draw:g>
                  <svg:desc>'armhf-FLOAT64(80)'.G3:'armhf-FLOAT64(80)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'armhf-FLOAT64(80)'.A4:'armhf-FLOAT64(80)'.A18</svg:desc>
                </draw:g>
              </table:table-cell>
              <table:table-cell office:value-type="float" office:value="2.96482">
                <text:p>2.96482</text:p>
                <draw:g>
                  <svg:desc>'armhf-FLOAT64(80)'.B4:'armhf-FLOAT64(80)'.B18</svg:desc>
                </draw:g>
              </table:table-cell>
              <table:table-cell office:value-type="float" office:value="5.945941">
                <text:p>5.945941</text:p>
                <draw:g>
                  <svg:desc>'armhf-FLOAT64(80)'.C4:'armhf-FLOAT64(80)'.C18</svg:desc>
                </draw:g>
              </table:table-cell>
              <table:table-cell office:value-type="float" office:value="9.325764">
                <text:p>9.325764</text:p>
                <draw:g>
                  <svg:desc>'armhf-FLOAT64(80)'.D4:'armhf-FLOAT64(80)'.D18</svg:desc>
                </draw:g>
              </table:table-cell>
              <table:table-cell office:value-type="float" office:value="13.018372">
                <text:p>13.018372</text:p>
                <draw:g>
                  <svg:desc>'armhf-FLOAT64(80)'.E4:'armhf-FLOAT64(80)'.E18</svg:desc>
                </draw:g>
              </table:table-cell>
              <table:table-cell office:value-type="float" office:value="16.968382">
                <text:p>16.968382</text:p>
                <draw:g>
                  <svg:desc>'armhf-FLOAT64(80)'.F4:'armhf-FLOAT64(80)'.F18</svg:desc>
                </draw:g>
              </table:table-cell>
              <table:table-cell office:value-type="float" office:value="21.137064">
                <text:p>21.137064</text:p>
                <draw:g>
                  <svg:desc>'armhf-FLOAT64(80)'.G4:'armhf-FLOAT64(80)'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18">
                <text:p>34.761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63">
                <text:p>34.588463</text:p>
              </table:table-cell>
              <table:table-cell office:value-type="float" office:value="41.741016">
                <text:p>41.741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49">
                <text:p>32.650749</text:p>
              </table:table-cell>
              <table:table-cell office:value-type="float" office:value="40.583996">
                <text:p>40.583996</text:p>
              </table:table-cell>
              <table:table-cell office:value-type="float" office:value="48.142017">
                <text:p>48.142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609">
                <text:p>37.649609</text:p>
              </table:table-cell>
              <table:table-cell office:value-type="float" office:value="46.540569">
                <text:p>46.540569</text:p>
              </table:table-cell>
              <table:table-cell office:value-type="float" office:value="49.265289">
                <text:p>49.2652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0614">
                <text:p>42.640614</text:p>
              </table:table-cell>
              <table:table-cell office:value-type="float" office:value="49.231815">
                <text:p>49.231815</text:p>
              </table:table-cell>
              <table:table-cell office:value-type="float" office:value="49.642448">
                <text:p>49.6424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8977">
                <text:p>36.978977</text:p>
              </table:table-cell>
              <table:table-cell office:value-type="float" office:value="47.333862">
                <text:p>47.333862</text:p>
              </table:table-cell>
              <table:table-cell office:value-type="float" office:value="49.341789">
                <text:p>49.341789</text:p>
              </table:table-cell>
              <table:table-cell office:value-type="float" office:value="49.299561">
                <text:p>49.2995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325">
                <text:p>40.978325</text:p>
              </table:table-cell>
              <table:table-cell office:value-type="float" office:value="49.445412">
                <text:p>49.445412</text:p>
              </table:table-cell>
              <table:table-cell office:value-type="float" office:value="49.476437">
                <text:p>49.476437</text:p>
              </table:table-cell>
              <table:table-cell office:value-type="float" office:value="49.607681">
                <text:p>49.6076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4">
                <text:p>32.630474</text:p>
              </table:table-cell>
              <table:table-cell office:value-type="float" office:value="44.966576">
                <text:p>44.966576</text:p>
              </table:table-cell>
              <table:table-cell office:value-type="float" office:value="49.272079">
                <text:p>49.272079</text:p>
              </table:table-cell>
              <table:table-cell office:value-type="float" office:value="49.607681">
                <text:p>49.607681</text:p>
              </table:table-cell>
              <table:table-cell office:value-type="float" office:value="49.476437">
                <text:p>49.47643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21">
                <text:p>35.630421</text:p>
              </table:table-cell>
              <table:table-cell office:value-type="float" office:value="48.476437">
                <text:p>48.476437</text:p>
              </table:table-cell>
              <table:table-cell office:value-type="float" office:value="49.385292">
                <text:p>49.385292</text:p>
              </table:table-cell>
              <table:table-cell office:value-type="float" office:value="49.476437">
                <text:p>49.476437</text:p>
              </table:table-cell>
              <table:table-cell office:value-type="float" office:value="49.327576">
                <text:p>49.327576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29944">
                <text:p>38.629944</text:p>
              </table:table-cell>
              <table:table-cell office:value-type="float" office:value="49.540569">
                <text:p>49.540569</text:p>
              </table:table-cell>
              <table:table-cell office:value-type="float" office:value="49.508148">
                <text:p>49.508148</text:p>
              </table:table-cell>
              <table:table-cell office:value-type="float" office:value="49.573734">
                <text:p>49.573734</text:p>
              </table:table-cell>
              <table:table-cell office:value-type="float" office:value="49.272079">
                <text:p>49.272079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24722">
                <text:p>41.624722</text:p>
              </table:table-cell>
              <table:table-cell office:value-type="float" office:value="49.476437">
                <text:p>49.476437</text:p>
              </table:table-cell>
              <table:table-cell office:value-type="float" office:value="49.508148">
                <text:p>49.508148</text:p>
              </table:table-cell>
              <table:table-cell office:value-type="float" office:value="49.415039">
                <text:p>49.415039</text:p>
              </table:table-cell>
              <table:table-cell office:value-type="float" office:value="49.607681">
                <text:p>49.60768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597988">
                <text:p>44.597988</text:p>
              </table:table-cell>
              <table:table-cell office:value-type="float" office:value="49.093109">
                <text:p>49.093109</text:p>
              </table:table-cell>
              <table:table-cell office:value-type="float" office:value="49.607681">
                <text:p>49.607681</text:p>
              </table:table-cell>
              <table:table-cell office:value-type="float" office:value="49.238449">
                <text:p>49.238449</text:p>
              </table:table-cell>
              <table:table-cell office:value-type="float" office:value="49.642448">
                <text:p>49.64244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370644">
                <text:p>47.370644</text:p>
              </table:table-cell>
              <table:table-cell office:value-type="float" office:value="49.299561">
                <text:p>49.299561</text:p>
              </table:table-cell>
              <table:table-cell office:value-type="float" office:value="49.607681">
                <text:p>49.607681</text:p>
              </table:table-cell>
              <table:table-cell office:value-type="float" office:value="49.356144">
                <text:p>49.356144</text:p>
              </table:table-cell>
              <table:table-cell office:value-type="float" office:value="49.245113">
                <text:p>49.245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3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5.022cm" svg:y="1.248cm" chart:style-name="ch3">
          <text:p>Float 32 bit @ ARMv7-A with VFPv4-D32 FPU Floating Point Unit (Allwiner A20)</text:p>
        </chart:subtitle>
        <chart:legend chart:legend-position="end" svg:x="12.322cm" svg:y="13.37cm" style:legend-expansion="custom" svg:width="10.352cm" svg:height="0.829cm" style:legend-expansion-aspect-ratio="12.4873341375151" chart:style-name="ch4"/>
        <chart:plot-area chart:style-name="ch5" table:cell-range-address="'armhf-FLOAT32'.A4:'armhf-FLOAT32'.G18 'armhf-FLOAT32'.B3:'armhf-FLOAT32'.G3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'armhf-FLOAT32'.A4:'armhf-FLOAT32'.A18"/>
          </chart:axis>
          <chart:axis chart:dimension="x" chart:name="secondary-x" chart:style-name="ch8">
            <chart:title svg:x="16.174cm" svg:y="12.808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armhf-FLOAT32'.B4:'armhf-FLOAT32'.B18" chart:label-cell-address="'armhf-FLOAT32'.B3:'armhf-FLOAT32'.B3" chart:class="chart:line">
            <chart:data-point chart:repeated="15"/>
          </chart:series>
          <chart:series chart:attached-axis="primary-y" chart:style-name="ch14" chart:values-cell-range-address="'armhf-FLOAT32'.C4:'armhf-FLOAT32'.C18" chart:label-cell-address="'armhf-FLOAT32'.C3:'armhf-FLOAT32'.C3" chart:class="chart:line">
            <chart:data-point chart:repeated="15"/>
          </chart:series>
          <chart:series chart:attached-axis="primary-y" chart:style-name="ch15" chart:values-cell-range-address="'armhf-FLOAT32'.D4:'armhf-FLOAT32'.D18" chart:label-cell-address="'armhf-FLOAT32'.D3:'armhf-FLOAT32'.D3" chart:class="chart:line">
            <chart:data-point chart:repeated="15"/>
          </chart:series>
          <chart:series chart:attached-axis="primary-y" chart:style-name="ch16" chart:values-cell-range-address="'armhf-FLOAT32'.E4:'armhf-FLOAT32'.E18" chart:label-cell-address="'armhf-FLOAT32'.E3:'armhf-FLOAT32'.E3" chart:class="chart:line">
            <chart:data-point chart:repeated="15"/>
          </chart:series>
          <chart:series chart:attached-axis="primary-y" chart:style-name="ch17" chart:values-cell-range-address="'armhf-FLOAT32'.F4:'armhf-FLOAT32'.F18" chart:label-cell-address="'armhf-FLOAT32'.F3:'armhf-FLOAT32'.F3" chart:class="chart:line">
            <chart:data-point chart:repeated="15"/>
          </chart:series>
          <chart:series chart:attached-axis="primary-y" chart:style-name="ch18" chart:values-cell-range-address="'armhf-FLOAT32'.G4:'armhf-FLOAT32'.G18" chart:label-cell-address="'armhf-FLOAT32'.G3:'armhf-FLOAT32'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rmhf-FLOAT32'.B3:'armhf-FLOAT32'.B3</svg:desc>
                </draw:g>
              </table:table-cell>
              <table:table-cell office:value-type="string">
                <text:p>2</text:p>
                <draw:g>
                  <svg:desc>'armhf-FLOAT32'.C3:'armhf-FLOAT32'.C3</svg:desc>
                </draw:g>
              </table:table-cell>
              <table:table-cell office:value-type="string">
                <text:p>3</text:p>
                <draw:g>
                  <svg:desc>'armhf-FLOAT32'.D3:'armhf-FLOAT32'.D3</svg:desc>
                </draw:g>
              </table:table-cell>
              <table:table-cell office:value-type="string">
                <text:p>4</text:p>
                <draw:g>
                  <svg:desc>'armhf-FLOAT32'.E3:'armhf-FLOAT32'.E3</svg:desc>
                </draw:g>
              </table:table-cell>
              <table:table-cell office:value-type="string">
                <text:p>5</text:p>
                <draw:g>
                  <svg:desc>'armhf-FLOAT32'.F3:'armhf-FLOAT32'.F3</svg:desc>
                </draw:g>
              </table:table-cell>
              <table:table-cell office:value-type="string">
                <text:p>6</text:p>
                <draw:g>
                  <svg:desc>'armhf-FLOAT32'.G3:'armhf-FLOAT3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</text:p>
                <draw:g>
                  <svg:desc>'armhf-FLOAT32'.A4:'armhf-FLOAT32'.A18</svg:desc>
                </draw:g>
              </table:table-cell>
              <table:table-cell office:value-type="float" office:value="2.96482">
                <text:p>2.96482</text:p>
                <draw:g>
                  <svg:desc>'armhf-FLOAT32'.B4:'armhf-FLOAT32'.B18</svg:desc>
                </draw:g>
              </table:table-cell>
              <table:table-cell office:value-type="float" office:value="5.945941">
                <text:p>5.945941</text:p>
                <draw:g>
                  <svg:desc>'armhf-FLOAT32'.C4:'armhf-FLOAT32'.C18</svg:desc>
                </draw:g>
              </table:table-cell>
              <table:table-cell office:value-type="float" office:value="9.325752">
                <text:p>9.325752</text:p>
                <draw:g>
                  <svg:desc>'armhf-FLOAT32'.D4:'armhf-FLOAT32'.D18</svg:desc>
                </draw:g>
              </table:table-cell>
              <table:table-cell office:value-type="float" office:value="13.016657">
                <text:p>13.016657</text:p>
                <draw:g>
                  <svg:desc>'armhf-FLOAT32'.E4:'armhf-FLOAT32'.E18</svg:desc>
                </draw:g>
              </table:table-cell>
              <table:table-cell office:value-type="float" office:value="16.948059">
                <text:p>16.948059</text:p>
                <draw:g>
                  <svg:desc>'armhf-FLOAT32'.F4:'armhf-FLOAT32'.F18</svg:desc>
                </draw:g>
              </table:table-cell>
              <table:table-cell office:value-type="float" office:value="20.549601">
                <text:p>20.549601</text:p>
                <draw:g>
                  <svg:desc>'armhf-FLOAT32'.G4:'armhf-FLOAT32'.G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386">
                <text:p>8.706386</text:p>
              </table:table-cell>
              <table:table-cell office:value-type="float" office:value="13.061891">
                <text:p>13.061891</text:p>
              </table:table-cell>
              <table:table-cell office:value-type="float" office:value="17.703152">
                <text:p>17.703152</text:p>
              </table:table-cell>
              <table:table-cell office:value-type="float" office:value="21.698343">
                <text:p>21.698343</text:p>
              </table:table-cell>
              <table:table-cell office:value-type="float" office:value="22.981331">
                <text:p>22.981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13262">
                <text:p>6.713262</text:p>
              </table:table-cell>
              <table:table-cell office:value-type="float" office:value="11.649063">
                <text:p>11.649063</text:p>
              </table:table-cell>
              <table:table-cell office:value-type="float" office:value="16.995541">
                <text:p>16.995541</text:p>
              </table:table-cell>
              <table:table-cell office:value-type="float" office:value="22.255781">
                <text:p>22.255781</text:p>
              </table:table-cell>
              <table:table-cell office:value-type="float" office:value="23.310263">
                <text:p>23.310263</text:p>
              </table:table-cell>
              <table:table-cell office:value-type="float" office:value="23.518787">
                <text:p>23.518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701078">
                <text:p>8.701078</text:p>
              </table:table-cell>
              <table:table-cell office:value-type="float" office:value="14.634576">
                <text:p>14.634576</text:p>
              </table:table-cell>
              <table:table-cell office:value-type="float" office:value="20.822556">
                <text:p>20.822556</text:p>
              </table:table-cell>
              <table:table-cell office:value-type="float" office:value="23.808128">
                <text:p>23.808128</text:p>
              </table:table-cell>
              <table:table-cell office:value-type="float" office:value="23.795563">
                <text:p>23.795563</text:p>
              </table:table-cell>
              <table:table-cell office:value-type="float" office:value="23.771023">
                <text:p>23.771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7932">
                <text:p>10.697932</text:p>
              </table:table-cell>
              <table:table-cell office:value-type="float" office:value="17.629179">
                <text:p>17.629179</text:p>
              </table:table-cell>
              <table:table-cell office:value-type="float" office:value="23.4021">
                <text:p>23.4021</text:p>
              </table:table-cell>
              <table:table-cell office:value-type="float" office:value="23.894787">
                <text:p>23.894787</text:p>
              </table:table-cell>
              <table:table-cell office:value-type="float" office:value="23.911419">
                <text:p>23.911419</text:p>
              </table:table-cell>
              <table:table-cell office:value-type="float" office:value="23.911419">
                <text:p>23.911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704">
                <text:p>12.69704</text:p>
              </table:table-cell>
              <table:table-cell office:value-type="float" office:value="20.60561">
                <text:p>20.60561</text:p>
              </table:table-cell>
              <table:table-cell office:value-type="float" office:value="23.927797">
                <text:p>23.927797</text:p>
              </table:table-cell>
              <table:table-cell office:value-type="float" office:value="23.963659">
                <text:p>23.963659</text:p>
              </table:table-cell>
              <table:table-cell office:value-type="float" office:value="23.962669">
                <text:p>23.962669</text:p>
              </table:table-cell>
              <table:table-cell office:value-type="float" office:value="23.962669">
                <text:p>23.9626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696109">
                <text:p>14.696109</text:p>
              </table:table-cell>
              <table:table-cell office:value-type="float" office:value="22.96125">
                <text:p>22.96125</text:p>
              </table:table-cell>
              <table:table-cell office:value-type="float" office:value="23.986521">
                <text:p>23.986521</text:p>
              </table:table-cell>
              <table:table-cell office:value-type="float" office:value="23.985563">
                <text:p>23.985563</text:p>
              </table:table-cell>
              <table:table-cell office:value-type="float" office:value="23.985405">
                <text:p>23.985405</text:p>
              </table:table-cell>
              <table:table-cell office:value-type="float" office:value="23.985405">
                <text:p>23.98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689714">
                <text:p>16.689714</text:p>
              </table:table-cell>
              <table:table-cell office:value-type="float" office:value="23.814886">
                <text:p>23.814886</text:p>
              </table:table-cell>
              <table:table-cell office:value-type="float" office:value="23.98761">
                <text:p>23.98761</text:p>
              </table:table-cell>
              <table:table-cell office:value-type="float" office:value="23.990932">
                <text:p>23.990932</text:p>
              </table:table-cell>
              <table:table-cell office:value-type="float" office:value="23.990932">
                <text:p>23.990932</text:p>
              </table:table-cell>
              <table:table-cell office:value-type="float" office:value="23.990932">
                <text:p>23.99093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.661798">
                <text:p>18.661798</text:p>
              </table:table-cell>
              <table:table-cell office:value-type="float" office:value="23.980982">
                <text:p>23.980982</text:p>
              </table:table-cell>
              <table:table-cell office:value-type="float" office:value="23.999765">
                <text:p>23.999765</text:p>
              </table:table-cell>
              <table:table-cell office:value-type="float" office:value="23.99757">
                <text:p>23.99757</text:p>
              </table:table-cell>
              <table:table-cell office:value-type="float" office:value="23.99757">
                <text:p>23.99757</text:p>
              </table:table-cell>
              <table:table-cell office:value-type="float" office:value="23.99757">
                <text:p>23.9975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.561941">
                <text:p>20.561941</text:p>
              </table:table-cell>
              <table:table-cell office:value-type="float" office:value="23.990141">
                <text:p>23.990141</text:p>
              </table:table-cell>
              <table:table-cell office:value-type="float" office:value="23.99684">
                <text:p>23.99684</text:p>
              </table:table-cell>
              <table:table-cell office:value-type="float" office:value="23.99684">
                <text:p>23.99684</text:p>
              </table:table-cell>
              <table:table-cell office:value-type="float" office:value="23.99684">
                <text:p>23.99684</text:p>
              </table:table-cell>
              <table:table-cell office:value-type="float" office:value="23.99684">
                <text:p>23.9968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.210579">
                <text:p>22.210579</text:p>
              </table:table-cell>
              <table:table-cell office:value-type="float" office:value="23.997927">
                <text:p>23.997927</text:p>
              </table:table-cell>
              <table:table-cell office:value-type="float" office:value="23.998455">
                <text:p>23.998455</text:p>
              </table:table-cell>
              <table:table-cell office:value-type="float" office:value="23.998455">
                <text:p>23.998455</text:p>
              </table:table-cell>
              <table:table-cell office:value-type="float" office:value="23.998455">
                <text:p>23.998455</text:p>
              </table:table-cell>
              <table:table-cell office:value-type="float" office:value="23.998455">
                <text:p>23.99845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3.206329">
                <text:p>23.206329</text:p>
              </table:table-cell>
              <table:table-cell office:value-type="float" office:value="23.99898">
                <text:p>23.99898</text:p>
              </table:table-cell>
              <table:table-cell office:value-type="float" office:value="23.999357">
                <text:p>23.999357</text:p>
              </table:table-cell>
              <table:table-cell office:value-type="float" office:value="23.999357">
                <text:p>23.999357</text:p>
              </table:table-cell>
              <table:table-cell office:value-type="float" office:value="23.999357">
                <text:p>23.999357</text:p>
              </table:table-cell>
              <table:table-cell office:value-type="float" office:value="23.999357">
                <text:p>23.999357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3.79553">
                <text:p>23.79553</text:p>
              </table:table-cell>
              <table:table-cell office:value-type="float" office:value="23.999849">
                <text:p>23.999849</text:p>
              </table:table-cell>
              <table:table-cell office:value-type="float" office:value="23.999763">
                <text:p>23.999763</text:p>
              </table:table-cell>
              <table:table-cell office:value-type="float" office:value="23.999763">
                <text:p>23.999763</text:p>
              </table:table-cell>
              <table:table-cell office:value-type="float" office:value="23.999763">
                <text:p>23.999763</text:p>
              </table:table-cell>
              <table:table-cell office:value-type="float" office:value="23.999763">
                <text:p>23.99976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3.947027">
                <text:p>23.947027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  <table:table-cell office:value-type="float" office:value="23.999956">
                <text:p>23.999956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23.986967">
                <text:p>23.986967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  <table:table-cell office:value-type="float" office:value="24.000048">
                <text:p>24.000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line" chart:style-name="ch1">
        <chart:title svg:x="2.384cm" svg:y="0.191cm" chart:style-name="ch2">
          <text:p>Точноcть вычисления функции sin при аппроксимации полиномами Чебышёва разных степеней</text:p>
        </chart:title>
        <chart:subtitle svg:x="5.021cm" svg:y="1.247cm" chart:style-name="ch3">
          <text:p>Float 64 bit @ ARMv7-A with VFPv4-D32 FPU (tables at x64)</text:p>
        </chart:subtitle>
        <chart:legend chart:legend-position="end" svg:x="12.322cm" svg:y="13.37cm" style:legend-expansion="custom" svg:width="10.352cm" svg:height="0.829cm" style:legend-expansion-aspect-ratio="12.4873341375151" chart:style-name="ch4"/>
        <chart:plot-area chart:style-name="ch5" table:cell-range-address="'armhf-FLOAT64, tables-x64'.A3:'armhf-FLOAT64, tables-x64'.G18" chart:data-source-has-labels="both" svg:x="0.594cm" svg:y="0.947cm" svg:width="23.005cm" svg:height="14.264cm">
          <chart:coordinate-region svg:x="1.215cm" svg:y="1.146cm" svg:width="21.762cm" svg:height="13.418cm"/>
          <chart:axis chart:dimension="x" chart:name="primary-x" chart:style-name="ch6" chartooo:axis-type="auto">
            <chartooo:date-scale/>
            <chart:title svg:x="9.075cm" svg:y="15.441cm" chart:style-name="ch7">
              <text:p>Количество интервалов аппроксимации</text:p>
            </chart:title>
            <chart:categories table:cell-range-address="'armhf-FLOAT64, tables-x64'.A4:'armhf-FLOAT64, tables-x64'.A18"/>
          </chart:axis>
          <chart:axis chart:dimension="x" chart:name="secondary-x" chart:style-name="ch8">
            <chart:title svg:x="16.174cm" svg:y="12.807cm" chart:style-name="ch9">
              <text:p>Степень полинома</text:p>
            </chart:title>
          </chart:axis>
          <chart:axis chart:dimension="y" chart:name="primary-y" chart:style-name="ch6">
            <chart:title svg:x="0cm" svg:y="9.142cm" chart:style-name="ch10">
              <text:p>Точность, бит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armhf-FLOAT64, tables-x64'.B4:'armhf-FLOAT64, tables-x64'.B18" chart:label-cell-address="'armhf-FLOAT64, tables-x64'.B3:'armhf-FLOAT64, tables-x64'.B3" chart:class="chart:line">
            <chart:data-point chart:repeated="15"/>
          </chart:series>
          <chart:series chart:attached-axis="primary-y" chart:style-name="ch14" chart:values-cell-range-address="'armhf-FLOAT64, tables-x64'.C4:'armhf-FLOAT64, tables-x64'.C18" chart:label-cell-address="'armhf-FLOAT64, tables-x64'.C3:'armhf-FLOAT64, tables-x64'.C3" chart:class="chart:line">
            <chart:data-point chart:repeated="15"/>
          </chart:series>
          <chart:series chart:attached-axis="primary-y" chart:style-name="ch15" chart:values-cell-range-address="'armhf-FLOAT64, tables-x64'.D4:'armhf-FLOAT64, tables-x64'.D18" chart:label-cell-address="'armhf-FLOAT64, tables-x64'.D3:'armhf-FLOAT64, tables-x64'.D3" chart:class="chart:line">
            <chart:data-point chart:repeated="15"/>
          </chart:series>
          <chart:series chart:attached-axis="primary-y" chart:style-name="ch16" chart:values-cell-range-address="'armhf-FLOAT64, tables-x64'.E4:'armhf-FLOAT64, tables-x64'.E18" chart:label-cell-address="'armhf-FLOAT64, tables-x64'.E3:'armhf-FLOAT64, tables-x64'.E3" chart:class="chart:line">
            <chart:data-point chart:repeated="15"/>
          </chart:series>
          <chart:series chart:attached-axis="primary-y" chart:style-name="ch17" chart:values-cell-range-address="'armhf-FLOAT64, tables-x64'.F4:'armhf-FLOAT64, tables-x64'.F18" chart:label-cell-address="'armhf-FLOAT64, tables-x64'.F3:'armhf-FLOAT64, tables-x64'.F3" chart:class="chart:line">
            <chart:data-point chart:repeated="15"/>
          </chart:series>
          <chart:series chart:attached-axis="primary-y" chart:style-name="ch18" chart:values-cell-range-address="'armhf-FLOAT64, tables-x64'.G4:'armhf-FLOAT64, tables-x64'.G18" chart:label-cell-address="'armhf-FLOAT64, tables-x64'.G3:'armhf-FLOAT64, tables-x64'.G3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rmhf-FLOAT64, tables-x64'.B3:'armhf-FLOAT64, tables-x64'.B3</svg:desc>
                </draw:g>
              </table:table-cell>
              <table:table-cell office:value-type="string">
                <text:p>2</text:p>
                <draw:g>
                  <svg:desc>'armhf-FLOAT64, tables-x64'.C3:'armhf-FLOAT64, tables-x64'.C3</svg:desc>
                </draw:g>
              </table:table-cell>
              <table:table-cell office:value-type="string">
                <text:p>3</text:p>
                <draw:g>
                  <svg:desc>'armhf-FLOAT64, tables-x64'.D3:'armhf-FLOAT64, tables-x64'.D3</svg:desc>
                </draw:g>
              </table:table-cell>
              <table:table-cell office:value-type="string">
                <text:p>4</text:p>
                <draw:g>
                  <svg:desc>'armhf-FLOAT64, tables-x64'.E3:'armhf-FLOAT64, tables-x64'.E3</svg:desc>
                </draw:g>
              </table:table-cell>
              <table:table-cell office:value-type="string">
                <text:p>5</text:p>
                <draw:g>
                  <svg:desc>'armhf-FLOAT64, tables-x64'.F3:'armhf-FLOAT64, tables-x64'.F3</svg:desc>
                </draw:g>
              </table:table-cell>
              <table:table-cell office:value-type="string">
                <text:p>6</text:p>
                <draw:g>
                  <svg:desc>'armhf-FLOAT64, tables-x64'.G3:'armhf-FLOAT64, tables-x64'.G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armhf-FLOAT64, tables-x64'.A4:'armhf-FLOAT64, tables-x64'.A18</svg:desc>
                </draw:g>
              </table:table-cell>
              <table:table-cell office:value-type="float" office:value="2.96482">
                <text:p>2.96482</text:p>
                <draw:g>
                  <svg:desc>'armhf-FLOAT64, tables-x64'.B4:'armhf-FLOAT64, tables-x64'.B18</svg:desc>
                </draw:g>
              </table:table-cell>
              <table:table-cell office:value-type="float" office:value="5.945941">
                <text:p>5.945941</text:p>
                <draw:g>
                  <svg:desc>'armhf-FLOAT64, tables-x64'.C4:'armhf-FLOAT64, tables-x64'.C18</svg:desc>
                </draw:g>
              </table:table-cell>
              <table:table-cell office:value-type="float" office:value="9.325764">
                <text:p>9.325764</text:p>
                <draw:g>
                  <svg:desc>'armhf-FLOAT64, tables-x64'.D4:'armhf-FLOAT64, tables-x64'.D18</svg:desc>
                </draw:g>
              </table:table-cell>
              <table:table-cell office:value-type="float" office:value="13.018372">
                <text:p>13.018372</text:p>
                <draw:g>
                  <svg:desc>'armhf-FLOAT64, tables-x64'.E4:'armhf-FLOAT64, tables-x64'.E18</svg:desc>
                </draw:g>
              </table:table-cell>
              <table:table-cell office:value-type="float" office:value="16.968382">
                <text:p>16.968382</text:p>
                <draw:g>
                  <svg:desc>'armhf-FLOAT64, tables-x64'.F4:'armhf-FLOAT64, tables-x64'.F18</svg:desc>
                </draw:g>
              </table:table-cell>
              <table:table-cell office:value-type="float" office:value="21.137064">
                <text:p>21.137064</text:p>
                <draw:g>
                  <svg:desc>'armhf-FLOAT64, tables-x64'.G4:'armhf-FLOAT64, tables-x64'.G1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762389">
                <text:p>4.762389</text:p>
              </table:table-cell>
              <table:table-cell office:value-type="float" office:value="8.70644">
                <text:p>8.70644</text:p>
              </table:table-cell>
              <table:table-cell office:value-type="float" office:value="13.06173">
                <text:p>13.06173</text:p>
              </table:table-cell>
              <table:table-cell office:value-type="float" office:value="17.736891">
                <text:p>17.736891</text:p>
              </table:table-cell>
              <table:table-cell office:value-type="float" office:value="22.673847">
                <text:p>22.673847</text:p>
              </table:table-cell>
              <table:table-cell office:value-type="float" office:value="27.832386">
                <text:p>27.8323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713261">
                <text:p>6.713261</text:p>
              </table:table-cell>
              <table:table-cell office:value-type="float" office:value="11.6493">
                <text:p>11.6493</text:p>
              </table:table-cell>
              <table:table-cell office:value-type="float" office:value="16.999445">
                <text:p>16.999445</text:p>
              </table:table-cell>
              <table:table-cell office:value-type="float" office:value="22.671015">
                <text:p>22.671015</text:p>
              </table:table-cell>
              <table:table-cell office:value-type="float" office:value="28.60532">
                <text:p>28.60532</text:p>
              </table:table-cell>
              <table:table-cell office:value-type="float" office:value="34.76181">
                <text:p>34.761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701065">
                <text:p>8.701065</text:p>
              </table:table-cell>
              <table:table-cell office:value-type="float" office:value="14.63517">
                <text:p>14.63517</text:p>
              </table:table-cell>
              <table:table-cell office:value-type="float" office:value="20.984081">
                <text:p>20.984081</text:p>
              </table:table-cell>
              <table:table-cell office:value-type="float" office:value="27.654795">
                <text:p>27.654795</text:p>
              </table:table-cell>
              <table:table-cell office:value-type="float" office:value="34.588467">
                <text:p>34.588467</text:p>
              </table:table-cell>
              <table:table-cell office:value-type="float" office:value="41.742153">
                <text:p>41.7421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.698022">
                <text:p>10.698022</text:p>
              </table:table-cell>
              <table:table-cell office:value-type="float" office:value="17.631647">
                <text:p>17.631647</text:p>
              </table:table-cell>
              <table:table-cell office:value-type="float" office:value="24.980253">
                <text:p>24.980253</text:p>
              </table:table-cell>
              <table:table-cell office:value-type="float" office:value="32.650753">
                <text:p>32.650753</text:p>
              </table:table-cell>
              <table:table-cell office:value-type="float" office:value="40.583996">
                <text:p>40.583996</text:p>
              </table:table-cell>
              <table:table-cell office:value-type="float" office:value="48.458904">
                <text:p>48.4589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.697261">
                <text:p>12.697261</text:p>
              </table:table-cell>
              <table:table-cell office:value-type="float" office:value="20.630768">
                <text:p>20.630768</text:p>
              </table:table-cell>
              <table:table-cell office:value-type="float" office:value="28.979296">
                <text:p>28.979296</text:p>
              </table:table-cell>
              <table:table-cell office:value-type="float" office:value="37.649628">
                <text:p>37.649628</text:p>
              </table:table-cell>
              <table:table-cell office:value-type="float" office:value="46.557056">
                <text:p>46.557056</text:p>
              </table:table-cell>
              <table:table-cell office:value-type="float" office:value="50.67807">
                <text:p>50.6780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4.697071">
                <text:p>14.697071</text:p>
              </table:table-cell>
              <table:table-cell office:value-type="float" office:value="23.630547">
                <text:p>23.630547</text:p>
              </table:table-cell>
              <table:table-cell office:value-type="float" office:value="32.979057">
                <text:p>32.979057</text:p>
              </table:table-cell>
              <table:table-cell office:value-type="float" office:value="42.645084">
                <text:p>42.645084</text:p>
              </table:table-cell>
              <table:table-cell office:value-type="float" office:value="50.67807">
                <text:p>50.67807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6.697023">
                <text:p>16.697023</text:p>
              </table:table-cell>
              <table:table-cell office:value-type="float" office:value="26.630493">
                <text:p>26.630493</text:p>
              </table:table-cell>
              <table:table-cell office:value-type="float" office:value="36.979">
                <text:p>36.979</text:p>
              </table:table-cell>
              <table:table-cell office:value-type="float" office:value="47.512161">
                <text:p>47.512161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.697012">
                <text:p>18.697012</text:p>
              </table:table-cell>
              <table:table-cell office:value-type="float" office:value="29.630478">
                <text:p>29.630478</text:p>
              </table:table-cell>
              <table:table-cell office:value-type="float" office:value="40.978672">
                <text:p>40.978672</text:p>
              </table:table-cell>
              <table:table-cell office:value-type="float" office:value="50.415039">
                <text:p>50.415039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.697008">
                <text:p>20.697008</text:p>
              </table:table-cell>
              <table:table-cell office:value-type="float" office:value="32.63047">
                <text:p>32.63047</text:p>
              </table:table-cell>
              <table:table-cell office:value-type="float" office:value="44.972095">
                <text:p>44.972095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2.697008">
                <text:p>22.697008</text:p>
              </table:table-cell>
              <table:table-cell office:value-type="float" office:value="35.63044">
                <text:p>35.63044</text:p>
              </table:table-cell>
              <table:table-cell office:value-type="float" office:value="48.830074">
                <text:p>48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4.697008">
                <text:p>24.697008</text:p>
              </table:table-cell>
              <table:table-cell office:value-type="float" office:value="38.630203">
                <text:p>38.630203</text:p>
              </table:table-cell>
              <table:table-cell office:value-type="float" office:value="50.67807">
                <text:p>50.67807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6.697008">
                <text:p>26.697008</text:p>
              </table:table-cell>
              <table:table-cell office:value-type="float" office:value="41.6283">
                <text:p>41.6283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8.697008">
                <text:p>28.697008</text:p>
              </table:table-cell>
              <table:table-cell office:value-type="float" office:value="44.613136">
                <text:p>44.613136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0.697008">
                <text:p>30.697008</text:p>
              </table:table-cell>
              <table:table-cell office:value-type="float" office:value="47.496174">
                <text:p>47.4961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  <table:table-cell office:value-type="float" office:value="50.830074">
                <text:p>50.8300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